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Mono" fo:font-size="11pt" officeooo:rsid="01cff26f" officeooo:paragraph-rsid="00048bfe" style:font-size-asian="11pt" style:font-size-complex="11pt"/>
    </style:style>
    <style:style style:name="P2" style:family="paragraph" style:parent-style-name="Standard">
      <style:text-properties style:font-name="DejaVu Sans Mono" fo:font-size="11pt" officeooo:rsid="00f8ab52" officeooo:paragraph-rsid="00048bfe" style:font-size-asian="11pt" style:font-size-complex="11pt"/>
    </style:style>
    <style:style style:name="P3" style:family="paragraph" style:parent-style-name="Standard">
      <style:text-properties style:font-name="DejaVu Sans Mono" fo:font-size="11pt" officeooo:rsid="015b72cd" officeooo:paragraph-rsid="00048bfe" style:font-size-asian="11pt" style:font-size-complex="11pt"/>
    </style:style>
    <style:style style:name="P4" style:family="paragraph" style:parent-style-name="Standard">
      <style:text-properties style:font-name="DejaVu Sans Mono" fo:font-size="11pt" officeooo:rsid="00240d27" officeooo:paragraph-rsid="00323ff2" style:font-size-asian="11pt" style:font-size-complex="11pt"/>
    </style:style>
    <style:style style:name="P5" style:family="paragraph" style:parent-style-name="Standard">
      <style:text-properties style:font-name="DejaVu Sans Mono" fo:font-size="11pt" fo:font-weight="normal" officeooo:rsid="01cff26f" officeooo:paragraph-rsid="00048bfe" style:font-size-asian="11pt" style:font-weight-asian="normal" style:font-size-complex="11pt" style:font-weight-complex="normal"/>
    </style:style>
    <style:style style:name="P6" style:family="paragraph" style:parent-style-name="Standard">
      <style:text-properties style:font-name="DejaVu Sans Mono" fo:font-size="11pt" style:text-underline-style="none" fo:font-weight="bold" officeooo:rsid="006ec07c" officeooo:paragraph-rsid="00bb8237" style:font-size-asian="11pt" style:font-weight-asian="bold" style:font-size-complex="11pt" style:font-weight-complex="bold"/>
    </style:style>
    <style:style style:name="P7" style:family="paragraph" style:parent-style-name="Standard">
      <style:text-properties style:font-name="DejaVu Sans Mono" fo:font-size="11pt" style:text-underline-style="none" officeooo:rsid="006ec07c" officeooo:paragraph-rsid="006ec07c" style:font-size-asian="11pt" style:font-size-complex="11pt"/>
    </style:style>
    <style:style style:name="P8" style:family="paragraph" style:parent-style-name="Standard">
      <style:text-properties style:font-name="DejaVu Sans Mono" fo:font-size="11pt" style:text-underline-style="none" officeooo:rsid="003fc704" officeooo:paragraph-rsid="00048bfe" style:font-size-asian="11pt" style:font-size-complex="11pt"/>
    </style:style>
    <style:style style:name="P9" style:family="paragraph" style:parent-style-name="Subtitle">
      <style:text-properties style:font-name="DejaVu Sans Mono" officeooo:paragraph-rsid="00739344"/>
    </style:style>
    <style:style style:name="P10" style:family="paragraph" style:parent-style-name="Subtitle">
      <style:text-properties style:font-name="DejaVu Sans Mono" fo:font-weight="bold" officeooo:paragraph-rsid="00739344" style:font-weight-asian="bold" style:font-weight-complex="bold"/>
    </style:style>
    <style:style style:name="P11" style:family="paragraph" style:parent-style-name="Subtitle">
      <style:paragraph-properties fo:break-before="page"/>
      <style:text-properties style:font-name="DejaVu Sans Mono" fo:font-weight="bold" officeooo:paragraph-rsid="00048bfe" style:font-weight-asian="bold" style:font-weight-complex="bold"/>
    </style:style>
    <style:style style:name="P12" style:family="paragraph" style:parent-style-name="Standard">
      <style:text-properties fo:color="#c9211e" loext:opacity="100%" style:font-name="DejaVu Sans Mono" fo:font-size="11pt" officeooo:rsid="0119e7f3" officeooo:paragraph-rsid="00048bfe" style:font-size-asian="11pt" style:font-size-complex="11pt"/>
    </style:style>
    <style:style style:name="P13" style:family="paragraph" style:parent-style-name="Standard">
      <style:text-properties fo:color="#c9211e" loext:opacity="100%" style:font-name="DejaVu Sans Mono" fo:font-size="11pt" officeooo:rsid="0120a639" officeooo:paragraph-rsid="00048bfe" style:font-size-asian="11pt" style:font-size-complex="11pt"/>
    </style:style>
    <style:style style:name="P14" style:family="paragraph" style:parent-style-name="Standard">
      <style:text-properties fo:color="#c9211e" loext:opacity="100%" style:font-name="DejaVu Sans Mono" fo:font-size="11pt" officeooo:rsid="00c5c579" officeooo:paragraph-rsid="00048bfe" style:font-size-asian="11pt" style:font-size-complex="11pt"/>
    </style:style>
    <style:style style:name="P15" style:family="paragraph" style:parent-style-name="Standard">
      <style:text-properties fo:color="#c9211e" loext:opacity="100%" style:font-name="DejaVu Sans Mono" fo:font-size="11pt" officeooo:rsid="01211111" officeooo:paragraph-rsid="00048bfe" style:font-size-asian="11pt" style:font-size-complex="11pt"/>
    </style:style>
    <style:style style:name="P16" style:family="paragraph" style:parent-style-name="Standard">
      <style:text-properties fo:color="#c9211e" loext:opacity="100%" style:font-name="DejaVu Sans Mono" fo:font-size="11pt" officeooo:rsid="0130406e" officeooo:paragraph-rsid="00048bfe" style:font-size-asian="11pt" style:font-size-complex="11pt"/>
    </style:style>
    <style:style style:name="P17" style:family="paragraph" style:parent-style-name="Standard">
      <style:text-properties fo:color="#c9211e" loext:opacity="100%" style:font-name="DejaVu Sans Mono" fo:font-size="11pt" officeooo:rsid="00ea1e92" officeooo:paragraph-rsid="00048bfe" style:font-size-asian="11pt" style:font-size-complex="11pt"/>
    </style:style>
    <style:style style:name="P18" style:family="paragraph" style:parent-style-name="Standard">
      <style:text-properties fo:color="#c9211e" loext:opacity="100%" style:font-name="DejaVu Sans Mono" fo:font-size="11pt" officeooo:rsid="012671ab" officeooo:paragraph-rsid="00048bfe" style:font-size-asian="11pt" style:font-size-complex="11pt"/>
    </style:style>
    <style:style style:name="P19" style:family="paragraph" style:parent-style-name="Standard">
      <style:text-properties fo:color="#c9211e" loext:opacity="100%" style:font-name="DejaVu Sans Mono" fo:font-size="11pt" officeooo:rsid="015b72cd" officeooo:paragraph-rsid="00048bfe" style:font-size-asian="11pt" style:font-size-complex="11pt"/>
    </style:style>
    <style:style style:name="P20" style:family="paragraph" style:parent-style-name="Standard">
      <style:text-properties fo:color="#c9211e" loext:opacity="100%" style:font-name="DejaVu Sans Mono" fo:font-size="11pt" fo:font-weight="bold" officeooo:rsid="01211111" officeooo:paragraph-rsid="00048bfe" style:font-size-asian="11pt" style:font-weight-asian="bold" style:font-size-complex="11pt" style:font-weight-complex="bold"/>
    </style:style>
    <style:style style:name="P21" style:family="paragraph" style:parent-style-name="Standard">
      <style:text-properties fo:color="#c9211e" loext:opacity="100%" style:font-name="DejaVu Sans Mono" fo:font-size="11pt" fo:font-weight="normal" officeooo:rsid="012671ab" officeooo:paragraph-rsid="00048bfe" style:font-size-asian="11pt" style:font-weight-asian="normal" style:font-size-complex="11pt" style:font-weight-complex="normal"/>
    </style:style>
    <style:style style:name="P22" style:family="paragraph" style:parent-style-name="Standard">
      <style:text-properties fo:color="#c9211e" loext:opacity="100%" style:font-name="DejaVu Sans Mono" fo:font-size="11pt" fo:font-weight="normal" officeooo:rsid="01383686" officeooo:paragraph-rsid="00048bfe" style:font-size-asian="11pt" style:font-weight-asian="normal" style:font-size-complex="11pt" style:font-weight-complex="normal"/>
    </style:style>
    <style:style style:name="P23" style:family="paragraph" style:parent-style-name="Standard">
      <style:text-properties style:use-window-font-color="true" loext:opacity="0%" style:font-name="DejaVu Sans Mono" fo:font-size="11pt" officeooo:rsid="0005fae3" officeooo:paragraph-rsid="00048bfe" style:font-size-asian="11pt" style:font-size-complex="11pt"/>
    </style:style>
    <style:style style:name="P24" style:family="paragraph" style:parent-style-name="Standard">
      <style:paragraph-properties fo:text-align="center" style:justify-single-word="false"/>
      <style:text-properties style:use-window-font-color="true" loext:opacity="0%" style:font-name="DejaVu Sans Mono" fo:font-size="11pt" officeooo:rsid="0005fae3" officeooo:paragraph-rsid="00048bfe" style:font-size-asian="11pt" style:font-size-complex="11pt"/>
    </style:style>
    <style:style style:name="P25" style:family="paragraph" style:parent-style-name="Standard">
      <style:text-properties style:use-window-font-color="true" loext:opacity="0%" style:font-name="DejaVu Sans Mono" fo:font-size="11pt" officeooo:rsid="0009ab2c" officeooo:paragraph-rsid="00048bfe" style:font-size-asian="11pt" style:font-size-complex="11pt"/>
    </style:style>
    <style:style style:name="P26" style:family="paragraph" style:parent-style-name="Standard">
      <style:text-properties style:use-window-font-color="true" loext:opacity="0%" style:font-name="DejaVu Sans Mono" fo:font-size="11pt" officeooo:rsid="000f41d1" officeooo:paragraph-rsid="00048bfe" style:font-size-asian="11pt" style:font-size-complex="11pt"/>
    </style:style>
    <style:style style:name="P27" style:family="paragraph" style:parent-style-name="Standard">
      <style:text-properties style:use-window-font-color="true" loext:opacity="0%" style:font-name="DejaVu Sans Mono" fo:font-size="11pt" officeooo:rsid="009a4dac" officeooo:paragraph-rsid="00048bfe" style:font-size-asian="11pt" style:font-size-complex="11pt"/>
    </style:style>
    <style:style style:name="P28" style:family="paragraph" style:parent-style-name="Standard">
      <style:text-properties style:use-window-font-color="true" loext:opacity="0%" style:font-name="DejaVu Sans Mono" fo:font-size="11pt" officeooo:rsid="00147c98" officeooo:paragraph-rsid="00048bfe" style:font-size-asian="11pt" style:font-size-complex="11pt"/>
    </style:style>
    <style:style style:name="P29" style:family="paragraph" style:parent-style-name="Standard">
      <style:text-properties style:use-window-font-color="true" loext:opacity="0%" style:font-name="DejaVu Sans Mono" fo:font-size="11pt" officeooo:rsid="001721cd" officeooo:paragraph-rsid="00048bfe" style:font-size-asian="11pt" style:font-size-complex="11pt"/>
    </style:style>
    <style:style style:name="P30" style:family="paragraph" style:parent-style-name="Standard">
      <style:text-properties style:use-window-font-color="true" loext:opacity="0%" style:font-name="DejaVu Sans Mono" fo:font-size="11pt" officeooo:rsid="00a68df4" officeooo:paragraph-rsid="00a68df4" style:font-size-asian="11pt" style:font-size-complex="11pt"/>
    </style:style>
    <style:style style:name="P31" style:family="paragraph" style:parent-style-name="Standard">
      <style:text-properties style:use-window-font-color="true" loext:opacity="0%" style:font-name="DejaVu Sans Mono" fo:font-size="11pt" officeooo:rsid="00240d27" officeooo:paragraph-rsid="00323ff2" style:font-size-asian="11pt" style:font-size-complex="11pt"/>
    </style:style>
    <style:style style:name="P32" style:family="paragraph" style:parent-style-name="Standard">
      <style:text-properties style:use-window-font-color="true" loext:opacity="0%" style:font-name="DejaVu Sans Mono" fo:font-size="11pt" officeooo:rsid="00240d27" officeooo:paragraph-rsid="00a7a1be" style:font-size-asian="11pt" style:font-size-complex="11pt"/>
    </style:style>
    <style:style style:name="P33" style:family="paragraph" style:parent-style-name="Standard">
      <style:text-properties style:use-window-font-color="true" loext:opacity="0%" style:font-name="DejaVu Sans Mono" fo:font-size="11pt" officeooo:rsid="00a58f26" officeooo:paragraph-rsid="00a590d2" style:font-size-asian="11pt" style:font-size-complex="11pt"/>
    </style:style>
    <style:style style:name="P34" style:family="paragraph" style:parent-style-name="Standard">
      <style:text-properties style:use-window-font-color="true" loext:opacity="0%" style:font-name="DejaVu Sans Mono" fo:font-size="11pt" officeooo:rsid="009ddd2d" officeooo:paragraph-rsid="009ddd2d" style:font-size-asian="11pt" style:font-size-complex="11pt"/>
    </style:style>
    <style:style style:name="P35" style:family="paragraph" style:parent-style-name="Standard">
      <style:text-properties style:use-window-font-color="true" loext:opacity="0%" style:font-name="DejaVu Sans Mono" fo:font-size="11pt" officeooo:rsid="01708fc0" officeooo:paragraph-rsid="00048bfe" style:font-size-asian="11pt" style:font-size-complex="11pt"/>
    </style:style>
    <style:style style:name="P36" style:family="paragraph" style:parent-style-name="Standard">
      <style:text-properties style:use-window-font-color="true" loext:opacity="0%" style:font-name="DejaVu Sans Mono" fo:font-size="11pt" officeooo:rsid="01709bcf" officeooo:paragraph-rsid="00048bfe" style:font-size-asian="11pt" style:font-size-complex="11pt"/>
    </style:style>
    <style:style style:name="P37" style:family="paragraph" style:parent-style-name="Standard">
      <style:text-properties style:use-window-font-color="true" loext:opacity="0%" style:font-name="DejaVu Sans Mono" fo:font-size="11pt" officeooo:rsid="01bc1721" officeooo:paragraph-rsid="00048bfe" style:font-size-asian="11pt" style:font-size-complex="11pt"/>
    </style:style>
    <style:style style:name="P38" style:family="paragraph" style:parent-style-name="Standard">
      <style:text-properties style:use-window-font-color="true" loext:opacity="0%" style:font-name="DejaVu Sans Mono" fo:font-size="11pt" officeooo:rsid="0198daaa" officeooo:paragraph-rsid="00048bfe" style:font-size-asian="11pt" style:font-size-complex="11pt"/>
    </style:style>
    <style:style style:name="P39" style:family="paragraph" style:parent-style-name="Standard">
      <style:text-properties style:use-window-font-color="true" loext:opacity="0%" style:font-name="DejaVu Sans Mono" fo:font-size="11pt" officeooo:rsid="0181d1de" officeooo:paragraph-rsid="00048bfe" style:font-size-asian="11pt" style:font-size-complex="11pt"/>
    </style:style>
    <style:style style:name="P40" style:family="paragraph" style:parent-style-name="Standard">
      <style:text-properties style:use-window-font-color="true" loext:opacity="0%" style:font-name="DejaVu Sans Mono" fo:font-size="11pt" officeooo:rsid="017981cc" officeooo:paragraph-rsid="00048bfe" style:font-size-asian="11pt" style:font-size-complex="11pt"/>
    </style:style>
    <style:style style:name="P41" style:family="paragraph" style:parent-style-name="Standard">
      <style:text-properties style:use-window-font-color="true" loext:opacity="0%" style:font-name="DejaVu Sans Mono" fo:font-size="11pt" officeooo:rsid="01770019" officeooo:paragraph-rsid="00048bfe" style:font-size-asian="11pt" style:font-size-complex="11pt"/>
    </style:style>
    <style:style style:name="P42" style:family="paragraph" style:parent-style-name="Standard">
      <style:text-properties style:use-window-font-color="true" loext:opacity="0%" style:font-name="DejaVu Sans Mono" fo:font-size="11pt" officeooo:rsid="017371ab" officeooo:paragraph-rsid="00048bfe" style:font-size-asian="11pt" style:font-size-complex="11pt"/>
    </style:style>
    <style:style style:name="P43" style:family="paragraph" style:parent-style-name="Standard">
      <style:text-properties style:use-window-font-color="true" loext:opacity="0%" style:font-name="DejaVu Sans Mono" fo:font-size="11pt" officeooo:rsid="019723e2" officeooo:paragraph-rsid="00048bfe" style:font-size-asian="11pt" style:font-size-complex="11pt"/>
    </style:style>
    <style:style style:name="P44" style:family="paragraph" style:parent-style-name="Standard">
      <style:text-properties style:use-window-font-color="true" loext:opacity="0%" style:font-name="DejaVu Sans Mono" fo:font-size="11pt" officeooo:rsid="01cff26f" officeooo:paragraph-rsid="00048bfe" style:font-size-asian="11pt" style:font-size-complex="11pt"/>
    </style:style>
    <style:style style:name="P45" style:family="paragraph" style:parent-style-name="Standard">
      <style:text-properties style:use-window-font-color="true" loext:opacity="0%" style:font-name="DejaVu Sans Mono" fo:font-size="11pt" officeooo:rsid="013df720" officeooo:paragraph-rsid="00048bfe" style:font-size-asian="11pt" style:font-size-complex="11pt"/>
    </style:style>
    <style:style style:name="P46" style:family="paragraph" style:parent-style-name="Standard">
      <style:text-properties style:use-window-font-color="true" loext:opacity="0%" style:font-name="DejaVu Sans Mono" fo:font-size="11pt" officeooo:rsid="0157cc9d" officeooo:paragraph-rsid="00048bfe" style:font-size-asian="11pt" style:font-size-complex="11pt"/>
    </style:style>
    <style:style style:name="P47" style:family="paragraph" style:parent-style-name="Standard">
      <style:text-properties style:use-window-font-color="true" loext:opacity="0%" style:font-name="DejaVu Sans Mono" fo:font-size="11pt" officeooo:rsid="015b72cd" officeooo:paragraph-rsid="00048bfe" style:font-size-asian="11pt" style:font-size-complex="11pt"/>
    </style:style>
    <style:style style:name="P48" style:family="paragraph" style:parent-style-name="Standard">
      <style:paragraph-properties fo:break-before="page"/>
      <style:text-properties style:use-window-font-color="true" loext:opacity="0%" style:font-name="DejaVu Sans Mono" fo:font-size="11pt" officeooo:rsid="012671ab" officeooo:paragraph-rsid="00048bfe" style:font-size-asian="11pt" style:font-size-complex="11pt"/>
    </style:style>
    <style:style style:name="P49" style:family="paragraph" style:parent-style-name="Standard">
      <style:text-properties style:use-window-font-color="true" loext:opacity="0%" style:font-name="DejaVu Sans Mono" fo:font-size="11pt" officeooo:rsid="012671ab" officeooo:paragraph-rsid="00048bfe" style:font-size-asian="11pt" style:font-size-complex="11pt"/>
    </style:style>
    <style:style style:name="P50" style:family="paragraph" style:parent-style-name="Standard">
      <style:text-properties style:use-window-font-color="true" loext:opacity="0%" style:font-name="DejaVu Sans Mono" fo:font-size="11pt" officeooo:rsid="00f8ab52" officeooo:paragraph-rsid="00048bfe" style:font-size-asian="11pt" style:font-size-complex="11pt"/>
    </style:style>
    <style:style style:name="P51" style:family="paragraph" style:parent-style-name="Standard">
      <style:text-properties style:use-window-font-color="true" loext:opacity="0%" style:font-name="DejaVu Sans Mono" fo:font-size="11pt" officeooo:rsid="00feeea5" officeooo:paragraph-rsid="00048bfe" style:font-size-asian="11pt" style:font-size-complex="11pt"/>
    </style:style>
    <style:style style:name="P52" style:family="paragraph" style:parent-style-name="Standard">
      <style:text-properties style:use-window-font-color="true" loext:opacity="0%" style:font-name="DejaVu Sans Mono" fo:font-size="11pt" officeooo:rsid="00c5c579" officeooo:paragraph-rsid="00048bfe" style:font-size-asian="11pt" style:font-size-complex="11pt"/>
    </style:style>
    <style:style style:name="P53" style:family="paragraph" style:parent-style-name="Standard">
      <style:text-properties style:use-window-font-color="true" loext:opacity="0%" style:font-name="DejaVu Sans Mono" fo:font-size="11pt" officeooo:rsid="0114ccc1" officeooo:paragraph-rsid="00048bfe" style:font-size-asian="11pt" style:font-size-complex="11pt"/>
    </style:style>
    <style:style style:name="P54" style:family="paragraph" style:parent-style-name="Standard">
      <style:text-properties style:use-window-font-color="true" loext:opacity="0%" style:font-name="DejaVu Sans Mono" fo:font-size="11pt" officeooo:rsid="01175514" officeooo:paragraph-rsid="00048bfe" style:font-size-asian="11pt" style:font-size-complex="11pt"/>
    </style:style>
    <style:style style:name="P55" style:family="paragraph" style:parent-style-name="Standard">
      <style:text-properties style:use-window-font-color="true" loext:opacity="0%" style:font-name="DejaVu Sans Mono" fo:font-size="11pt" officeooo:rsid="00ea1e92" officeooo:paragraph-rsid="00048bfe" style:font-size-asian="11pt" style:font-size-complex="11pt"/>
    </style:style>
    <style:style style:name="P56" style:family="paragraph" style:parent-style-name="Standard">
      <style:text-properties style:use-window-font-color="true" loext:opacity="0%" style:font-name="DejaVu Sans Mono" fo:font-size="11pt" officeooo:rsid="00ea6d56" officeooo:paragraph-rsid="00048bfe" style:font-size-asian="11pt" style:font-size-complex="11pt"/>
    </style:style>
    <style:style style:name="P57" style:family="paragraph" style:parent-style-name="Standard">
      <style:text-properties style:use-window-font-color="true" loext:opacity="0%" style:font-name="DejaVu Sans Mono" fo:font-size="11pt" style:text-underline-style="none" officeooo:rsid="003fc704" officeooo:paragraph-rsid="00d9e966" style:font-size-asian="11pt" style:font-size-complex="11pt"/>
    </style:style>
    <style:style style:name="P58" style:family="paragraph" style:parent-style-name="Standard">
      <style:text-properties style:use-window-font-color="true" loext:opacity="0%" style:font-name="DejaVu Sans Mono" fo:font-size="11pt" fo:font-weight="bold" officeooo:rsid="019723e2" officeooo:paragraph-rsid="00048bfe" style:font-size-asian="11pt" style:font-weight-asian="bold" style:font-size-complex="11pt" style:font-weight-complex="bold"/>
    </style:style>
    <style:style style:name="P59" style:family="paragraph" style:parent-style-name="Standard">
      <style:text-properties style:use-window-font-color="true" loext:opacity="0%" style:font-name="DejaVu Sans Mono" fo:font-size="11pt" fo:font-weight="bold" officeooo:rsid="0139192d" officeooo:paragraph-rsid="00048bfe" style:font-size-asian="11pt" style:font-weight-asian="bold" style:font-size-complex="11pt" style:font-weight-complex="bold"/>
    </style:style>
    <style:style style:name="P60" style:family="paragraph" style:parent-style-name="Standard">
      <style:text-properties style:use-window-font-color="true" loext:opacity="0%" style:font-name="DejaVu Sans Mono" fo:font-size="11pt" fo:font-weight="bold" officeooo:rsid="013c7e16" officeooo:paragraph-rsid="00048bfe" style:font-size-asian="11pt" style:font-weight-asian="bold" style:font-size-complex="11pt" style:font-weight-complex="bold"/>
    </style:style>
    <style:style style:name="P61" style:family="paragraph" style:parent-style-name="Standard">
      <style:text-properties style:use-window-font-color="true" loext:opacity="0%" style:font-name="DejaVu Sans Mono" fo:font-size="11pt" fo:font-weight="bold" officeooo:rsid="013df720" officeooo:paragraph-rsid="00048bfe" style:font-size-asian="11pt" style:font-weight-asian="bold" style:font-size-complex="11pt" style:font-weight-complex="bold"/>
    </style:style>
    <style:style style:name="P62" style:family="paragraph" style:parent-style-name="Standard">
      <style:text-properties style:use-window-font-color="true" loext:opacity="0%" style:font-name="DejaVu Sans Mono" fo:font-size="11pt" fo:font-weight="bold" officeooo:rsid="0157cc9d" officeooo:paragraph-rsid="00048bfe" style:font-size-asian="11pt" style:font-weight-asian="bold" style:font-size-complex="11pt" style:font-weight-complex="bold"/>
    </style:style>
    <style:style style:name="P63" style:family="paragraph" style:parent-style-name="Standard">
      <style:text-properties style:use-window-font-color="true" loext:opacity="0%" style:font-name="DejaVu Sans Mono" fo:font-size="11pt" fo:font-weight="bold" officeooo:rsid="015b72cd" officeooo:paragraph-rsid="00048bfe" style:font-size-asian="11pt" style:font-weight-asian="bold" style:font-size-complex="11pt" style:font-weight-complex="bold"/>
    </style:style>
    <style:style style:name="P64" style:family="paragraph" style:parent-style-name="Standard">
      <style:paragraph-properties fo:break-before="page"/>
      <style:text-properties style:use-window-font-color="true" loext:opacity="0%" style:font-name="DejaVu Sans Mono" fo:font-size="11pt" fo:font-weight="bold" officeooo:rsid="00f8ab52" officeooo:paragraph-rsid="00048bfe" style:font-size-asian="11pt" style:font-weight-asian="bold" style:font-size-complex="11pt" style:font-weight-complex="bold"/>
    </style:style>
    <style:style style:name="P65" style:family="paragraph" style:parent-style-name="Standard">
      <style:text-properties style:use-window-font-color="true" loext:opacity="0%" style:font-name="DejaVu Sans Mono" fo:font-size="11pt" fo:font-weight="bold" officeooo:rsid="00f8ab52" officeooo:paragraph-rsid="00048bfe" style:font-size-asian="11pt" style:font-weight-asian="bold" style:font-size-complex="11pt" style:font-weight-complex="bold"/>
    </style:style>
    <style:style style:name="P66" style:family="paragraph" style:parent-style-name="Standard">
      <style:text-properties style:use-window-font-color="true" loext:opacity="0%" style:font-name="DejaVu Sans Mono" fo:font-size="11pt" fo:font-weight="bold" officeooo:rsid="0114ccc1" officeooo:paragraph-rsid="00048bfe" style:font-size-asian="11pt" style:font-weight-asian="bold" style:font-size-complex="11pt" style:font-weight-complex="bold"/>
    </style:style>
    <style:style style:name="P67" style:family="paragraph" style:parent-style-name="Standard">
      <style:text-properties style:use-window-font-color="true" loext:opacity="0%" style:font-name="DejaVu Sans Mono" fo:font-size="11pt" fo:font-weight="bold" officeooo:rsid="00f44e82" officeooo:paragraph-rsid="00048bfe" style:font-size-asian="11pt" style:font-weight-asian="bold" style:font-size-complex="11pt" style:font-weight-complex="bold"/>
    </style:style>
    <style:style style:name="P68" style:family="paragraph" style:parent-style-name="Standard">
      <style:text-properties style:use-window-font-color="true" loext:opacity="0%" style:font-name="DejaVu Sans Mono" fo:font-size="11pt" fo:font-weight="normal" officeooo:rsid="012671ab" officeooo:paragraph-rsid="00048bfe" style:font-size-asian="11pt" style:font-weight-asian="normal" style:font-size-complex="11pt" style:font-weight-complex="normal"/>
    </style:style>
    <style:style style:name="P69" style:family="paragraph" style:parent-style-name="Standard">
      <style:text-properties style:use-window-font-color="true" loext:opacity="0%" style:font-name="DejaVu Sans Mono" fo:font-size="11pt" fo:font-weight="normal" officeooo:rsid="0139192d" officeooo:paragraph-rsid="00048bfe" style:font-size-asian="11pt" style:font-weight-asian="normal" style:font-size-complex="11pt" style:font-weight-complex="normal"/>
    </style:style>
    <style:style style:name="P70" style:family="paragraph" style:parent-style-name="Standard">
      <style:text-properties style:use-window-font-color="true" loext:opacity="0%" style:font-name="DejaVu Sans Mono" fo:font-size="11pt" fo:font-weight="normal" officeooo:rsid="013c7e16" officeooo:paragraph-rsid="00048bfe" style:font-size-asian="11pt" style:font-weight-asian="normal" style:font-size-complex="11pt" style:font-weight-complex="normal"/>
    </style:style>
    <style:style style:name="P71" style:family="paragraph" style:parent-style-name="Standard">
      <style:text-properties style:use-window-font-color="true" loext:opacity="0%" style:font-name="DejaVu Sans Mono" fo:font-size="11pt" fo:font-weight="normal" officeooo:rsid="014cebe0" officeooo:paragraph-rsid="00048bfe" style:font-size-asian="11pt" style:font-weight-asian="normal" style:font-size-complex="11pt" style:font-weight-complex="normal"/>
    </style:style>
    <style:style style:name="P72" style:family="paragraph" style:parent-style-name="Standard">
      <style:text-properties style:use-window-font-color="true" loext:opacity="0%" style:font-name="DejaVu Sans Mono" fo:font-size="11pt" fo:font-weight="normal" officeooo:rsid="013df720" officeooo:paragraph-rsid="00048bfe" style:font-size-asian="11pt" style:font-weight-asian="normal" style:font-size-complex="11pt" style:font-weight-complex="normal"/>
    </style:style>
    <style:style style:name="P73" style:family="paragraph" style:parent-style-name="Standard">
      <style:text-properties style:use-window-font-color="true" loext:opacity="0%" style:font-name="DejaVu Sans Mono" fo:font-size="11pt" fo:font-weight="normal" officeooo:rsid="013591bd" officeooo:paragraph-rsid="00048bfe" style:font-size-asian="11pt" style:font-weight-asian="normal" style:font-size-complex="11pt" style:font-weight-complex="normal"/>
    </style:style>
    <style:style style:name="P74" style:family="paragraph" style:parent-style-name="Subtitle">
      <style:text-properties style:use-window-font-color="true" loext:opacity="0%" style:font-name="DejaVu Sans Mono" officeooo:paragraph-rsid="009d188a"/>
    </style:style>
    <style:style style:name="P75" style:family="paragraph" style:parent-style-name="Subtitle">
      <style:paragraph-properties fo:break-before="page"/>
      <style:text-properties style:use-window-font-color="true" loext:opacity="0%" style:font-name="DejaVu Sans Mono" fo:font-weight="bold" officeooo:paragraph-rsid="00048bfe" style:font-weight-asian="bold" style:font-weight-complex="bold"/>
    </style:style>
    <style:style style:name="P76" style:family="paragraph" style:parent-style-name="Subtitle">
      <style:text-properties style:use-window-font-color="true" loext:opacity="0%" style:font-name="DejaVu Sans Mono" fo:font-weight="bold" officeooo:paragraph-rsid="00048bfe" style:font-weight-asian="bold" style:font-weight-complex="bold"/>
    </style:style>
    <style:style style:name="P77" style:family="paragraph" style:parent-style-name="Subtitle">
      <style:text-properties style:use-window-font-color="true" loext:opacity="0%" style:font-name="DejaVu Sans Mono" fo:font-weight="bold" officeooo:paragraph-rsid="009d188a" style:font-weight-asian="bold" style:font-weight-complex="bold"/>
    </style:style>
    <style:style style:name="P78" style:family="paragraph" style:parent-style-name="Standard">
      <style:text-properties fo:color="#bf0041" loext:opacity="100%" style:font-name="DejaVu Sans Mono" fo:font-size="11pt" officeooo:rsid="01d4b066" officeooo:paragraph-rsid="00739344" style:font-size-asian="11pt" style:font-size-complex="11pt"/>
    </style:style>
    <style:style style:name="P79" style:family="paragraph" style:parent-style-name="Standard">
      <style:text-properties fo:color="#ff3838" loext:opacity="100%" style:font-name="DejaVu Sans Mono" fo:font-size="11pt" officeooo:rsid="00c5c579" officeooo:paragraph-rsid="00048bfe" style:font-size-asian="11pt" style:font-size-complex="11pt"/>
    </style:style>
    <style:style style:name="P80" style:family="paragraph" style:parent-style-name="Standard">
      <style:text-properties style:use-window-font-color="true" loext:opacity="0%" style:font-name="DejaVu Sans Mono" fo:font-size="11pt" officeooo:rsid="00a590d2" officeooo:paragraph-rsid="00a590d2" style:font-size-asian="11pt" style:font-size-complex="11pt"/>
    </style:style>
    <style:style style:name="P81" style:family="paragraph" style:parent-style-name="Standard">
      <style:text-properties style:use-window-font-color="true" loext:opacity="0%" style:font-name="DejaVu Sans Mono" fo:font-size="11pt" officeooo:rsid="00240d27" officeooo:paragraph-rsid="00a7a1be" style:font-size-asian="11pt" style:font-size-complex="11pt"/>
    </style:style>
    <style:style style:name="P82" style:family="paragraph" style:parent-style-name="Standard">
      <style:text-properties style:use-window-font-color="true" loext:opacity="0%" style:font-name="DejaVu Sans Mono" fo:font-size="11pt" officeooo:rsid="00240d27" officeooo:paragraph-rsid="00323ff2" style:font-size-asian="11pt" style:font-size-complex="11pt"/>
    </style:style>
    <style:style style:name="P83" style:family="paragraph" style:parent-style-name="Standard">
      <style:text-properties style:use-window-font-color="true" loext:opacity="0%" style:font-name="DejaVu Sans Mono" fo:font-size="11pt" officeooo:rsid="00240d27" officeooo:paragraph-rsid="00355ae9" style:font-size-asian="11pt" style:font-size-complex="11pt"/>
    </style:style>
    <style:style style:name="P84" style:family="paragraph" style:parent-style-name="Standard">
      <style:text-properties style:use-window-font-color="true" loext:opacity="0%" style:font-name="DejaVu Sans Mono" fo:font-size="11pt" officeooo:rsid="00240d27" officeooo:paragraph-rsid="00c9c20b" style:font-size-asian="11pt" style:font-size-complex="11pt"/>
    </style:style>
    <style:style style:name="P85" style:family="paragraph" style:parent-style-name="Standard">
      <style:text-properties style:use-window-font-color="true" loext:opacity="0%" style:font-name="DejaVu Sans Mono" fo:font-size="11pt" officeooo:rsid="003fc704" officeooo:paragraph-rsid="00048bfe" style:font-size-asian="11pt" style:font-size-complex="11pt"/>
    </style:style>
    <style:style style:name="P86" style:family="paragraph" style:parent-style-name="Standard">
      <style:text-properties style:use-window-font-color="true" loext:opacity="0%" style:font-name="DejaVu Sans Mono" fo:font-size="11pt" officeooo:rsid="003fc704" officeooo:paragraph-rsid="00bb8237" style:font-size-asian="11pt" style:font-size-complex="11pt"/>
    </style:style>
    <style:style style:name="P87" style:family="paragraph" style:parent-style-name="Standard">
      <style:text-properties style:use-window-font-color="true" loext:opacity="0%" style:font-name="DejaVu Sans Mono" fo:font-size="11pt" style:text-underline-style="none" fo:font-weight="normal" officeooo:rsid="00d9e966" officeooo:paragraph-rsid="00d9e966" style:font-size-asian="11pt" style:font-weight-asian="normal" style:font-size-complex="11pt" style:font-weight-complex="normal"/>
    </style:style>
    <style:style style:name="P88" style:family="paragraph" style:parent-style-name="Standard">
      <style:text-properties style:use-window-font-color="true" loext:opacity="0%" style:font-name="DejaVu Sans Mono" fo:font-size="11pt" style:text-underline-style="none" fo:font-weight="normal" officeooo:rsid="00dde1cf" officeooo:paragraph-rsid="00d9e966" style:font-size-asian="11pt" style:font-weight-asian="normal" style:font-size-complex="11pt" style:font-weight-complex="normal"/>
    </style:style>
    <style:style style:name="P89" style:family="paragraph" style:parent-style-name="Standard">
      <style:text-properties style:use-window-font-color="true" loext:opacity="0%" style:font-name="DejaVu Sans Mono" fo:font-size="11pt" style:text-underline-style="none" fo:font-weight="normal" officeooo:rsid="00d847fa" officeooo:paragraph-rsid="00048bfe" style:font-size-asian="11pt" style:font-weight-asian="normal" style:font-size-complex="11pt" style:font-weight-complex="normal"/>
    </style:style>
    <style:style style:name="P90" style:family="paragraph" style:parent-style-name="Standard">
      <style:text-properties style:use-window-font-color="true" loext:opacity="0%" style:font-name="DejaVu Sans Mono" fo:font-size="11pt" style:text-underline-style="none" officeooo:rsid="003fc704" officeooo:paragraph-rsid="00d9e966" style:font-size-asian="11pt" style:font-size-complex="11pt"/>
    </style:style>
    <style:style style:name="P91" style:family="paragraph" style:parent-style-name="Standard">
      <style:text-properties style:use-window-font-color="true" loext:opacity="0%" officeooo:paragraph-rsid="00355ae9"/>
    </style:style>
    <style:style style:name="P92" style:family="paragraph" style:parent-style-name="Standard">
      <style:paragraph-properties style:line-height-at-least="0.198in"/>
      <style:text-properties fo:color="#6a9955" loext:opacity="100%" style:font-name="DejaVu Sans Mono" fo:font-size="11pt" style:text-underline-style="none" officeooo:rsid="003fc704" style:font-size-asian="11pt" style:font-size-complex="11pt"/>
    </style:style>
    <style:style style:name="P93" style:family="paragraph" style:parent-style-name="Standard">
      <style:text-properties style:font-name="DejaVu Sans Mono" fo:font-size="11pt" style:text-underline-style="none" fo:font-weight="normal" officeooo:rsid="00c1c472" officeooo:paragraph-rsid="00048bfe" style:font-size-asian="11pt" style:font-weight-asian="normal" style:font-size-complex="11pt" style:font-weight-complex="normal"/>
    </style:style>
    <style:style style:name="P94" style:family="paragraph" style:parent-style-name="Standard">
      <style:text-properties style:font-name="DejaVu Sans Mono" fo:font-size="11pt" style:text-underline-style="none" fo:font-weight="normal" officeooo:rsid="00c261de" officeooo:paragraph-rsid="00048bfe" style:font-size-asian="11pt" style:font-weight-asian="normal" style:font-size-complex="11pt" style:font-weight-complex="normal"/>
    </style:style>
    <style:style style:name="P95" style:family="paragraph" style:parent-style-name="Standard">
      <style:text-properties style:font-name="DejaVu Sans Mono" fo:font-size="11pt" style:text-underline-style="none" fo:font-weight="normal" officeooo:rsid="00d53405" officeooo:paragraph-rsid="00048bfe" style:font-size-asian="11pt" style:font-weight-asian="normal" style:font-size-complex="11pt" style:font-weight-complex="normal"/>
    </style:style>
    <style:style style:name="P96" style:family="paragraph" style:parent-style-name="Standard">
      <style:text-properties style:font-name="DejaVu Sans Mono" fo:font-size="11pt" style:text-underline-style="none" fo:font-weight="normal" officeooo:rsid="00d6e801" officeooo:paragraph-rsid="00048bfe" style:font-size-asian="11pt" style:font-weight-asian="normal" style:font-size-complex="11pt" style:font-weight-complex="normal"/>
    </style:style>
    <style:style style:name="P97" style:family="paragraph" style:parent-style-name="Standard">
      <style:text-properties fo:color="#666666" loext:opacity="100%" style:font-name="DejaVu Sans Mono" fo:font-size="11pt" officeooo:rsid="00f8ab52" officeooo:paragraph-rsid="00048bfe" style:font-size-asian="11pt" style:font-size-complex="11pt"/>
    </style:style>
    <style:style style:name="P98" style:family="paragraph" style:parent-style-name="Standard">
      <style:text-properties fo:color="#666666" loext:opacity="100%" style:font-name="DejaVu Sans Mono" fo:font-size="11pt" officeooo:rsid="00feeea5" officeooo:paragraph-rsid="00048bfe" style:font-size-asian="11pt" style:font-size-complex="11pt"/>
    </style:style>
    <style:style style:name="P99" style:family="paragraph" style:parent-style-name="Standard">
      <style:text-properties fo:color="#666666" loext:opacity="100%" style:font-name="DejaVu Sans Mono" fo:font-size="11pt" officeooo:rsid="00c5c579" officeooo:paragraph-rsid="00048bfe" style:font-size-asian="11pt" style:font-size-complex="11pt"/>
    </style:style>
    <style:style style:name="P100" style:family="paragraph" style:parent-style-name="Standard">
      <style:text-properties fo:color="#666666" loext:opacity="100%" style:font-name="DejaVu Sans Mono" fo:font-size="11pt" fo:font-weight="bold" officeooo:rsid="00feeea5" officeooo:paragraph-rsid="00048bfe" style:font-size-asian="11pt" style:font-weight-asian="bold" style:font-size-complex="11pt" style:font-weight-complex="bold"/>
    </style:style>
    <style:style style:name="T1" style:family="text">
      <style:text-properties officeooo:rsid="0007f708"/>
    </style:style>
    <style:style style:name="T2" style:family="text">
      <style:text-properties officeooo:rsid="0009ab2c"/>
    </style:style>
    <style:style style:name="T3" style:family="text">
      <style:text-properties officeooo:rsid="00086175"/>
    </style:style>
    <style:style style:name="T4" style:family="text">
      <style:text-properties officeooo:rsid="000afab4"/>
    </style:style>
    <style:style style:name="T5" style:family="text">
      <style:text-properties officeooo:rsid="000bdd19"/>
    </style:style>
    <style:style style:name="T6" style:family="text">
      <style:text-properties officeooo:rsid="00c408ce"/>
    </style:style>
    <style:style style:name="T7" style:family="text">
      <style:text-properties style:text-underline-style="none" fo:font-weight="bold" officeooo:rsid="000fc6a5" style:font-weight-asian="bold" style:font-weight-complex="bold"/>
    </style:style>
    <style:style style:name="T8" style:family="text">
      <style:text-properties style:text-underline-style="none" fo:font-weight="bold" officeooo:rsid="0013c716" style:font-weight-asian="bold" style:font-weight-complex="bold"/>
    </style:style>
    <style:style style:name="T9" style:family="text">
      <style:text-properties style:text-underline-style="solid" style:text-underline-width="auto" style:text-underline-color="font-color" fo:font-weight="bold" officeooo:rsid="000fc6a5" style:font-weight-asian="bold" style:font-weight-complex="bold"/>
    </style:style>
    <style:style style:name="T10" style:family="text">
      <style:text-properties style:text-underline-style="solid" style:text-underline-width="auto" style:text-underline-color="font-color" fo:font-weight="bold" officeooo:rsid="0010940a" style:font-weight-asian="bold" style:font-weight-complex="bold"/>
    </style:style>
    <style:style style:name="T11" style:family="text">
      <style:text-properties style:text-underline-style="solid" style:text-underline-width="auto" style:text-underline-color="font-color" fo:font-weight="bold" officeooo:rsid="0013c716" style:font-weight-asian="bold" style:font-weight-complex="bold"/>
    </style:style>
    <style:style style:name="T12" style:family="text">
      <style:text-properties officeooo:rsid="000fc6a5"/>
    </style:style>
    <style:style style:name="T13" style:family="text">
      <style:text-properties officeooo:rsid="000ff3ec"/>
    </style:style>
    <style:style style:name="T14" style:family="text">
      <style:text-properties officeooo:rsid="0010940a"/>
    </style:style>
    <style:style style:name="T15" style:family="text">
      <style:text-properties officeooo:rsid="009a4dac"/>
    </style:style>
    <style:style style:name="T16" style:family="text">
      <style:text-properties officeooo:rsid="0010fd23"/>
    </style:style>
    <style:style style:name="T17" style:family="text">
      <style:text-properties officeooo:rsid="00c28d8f"/>
    </style:style>
    <style:style style:name="T18" style:family="text">
      <style:text-properties officeooo:rsid="0013c716"/>
    </style:style>
    <style:style style:name="T19" style:family="text">
      <style:text-properties officeooo:rsid="00147c98"/>
    </style:style>
    <style:style style:name="T20" style:family="text">
      <style:text-properties officeooo:rsid="001f9f7f"/>
    </style:style>
    <style:style style:name="T21" style:family="text">
      <style:text-properties officeooo:rsid="00163f43"/>
    </style:style>
    <style:style style:name="T22" style:family="text">
      <style:text-properties officeooo:rsid="001721cd"/>
    </style:style>
    <style:style style:name="T23" style:family="text">
      <style:text-properties officeooo:rsid="00e8ce34"/>
    </style:style>
    <style:style style:name="T24" style:family="text">
      <style:text-properties officeooo:rsid="00ceb5f7"/>
    </style:style>
    <style:style style:name="T25" style:family="text">
      <style:text-properties officeooo:rsid="00d260bb"/>
    </style:style>
    <style:style style:name="T26" style:family="text">
      <style:text-properties officeooo:rsid="00d12919"/>
    </style:style>
    <style:style style:name="T27" style:family="text">
      <style:text-properties fo:font-weight="bold" style:font-weight-asian="bold" style:font-weight-complex="bold"/>
    </style:style>
    <style:style style:name="T28" style:family="text">
      <style:text-properties fo:font-weight="bold" officeooo:rsid="00e621d5" style:font-weight-asian="bold" style:font-weight-complex="bold"/>
    </style:style>
    <style:style style:name="T29" style:family="text">
      <style:text-properties fo:font-weight="bold" officeooo:rsid="01f8ba7a" style:font-weight-asian="bold" style:font-weight-complex="bold"/>
    </style:style>
    <style:style style:name="T30" style:family="text">
      <style:text-properties fo:font-weight="bold" officeooo:rsid="01f554f2" style:font-weight-asian="bold" style:font-weight-complex="bold"/>
    </style:style>
    <style:style style:name="T31" style:family="text">
      <style:text-properties fo:font-weight="bold" officeooo:rsid="011b0c52" style:font-weight-asian="bold" style:font-weight-complex="bold"/>
    </style:style>
    <style:style style:name="T32" style:family="text">
      <style:text-properties fo:font-weight="bold" officeooo:rsid="00d4401d" style:font-weight-asian="bold" style:font-weight-complex="bold"/>
    </style:style>
    <style:style style:name="T33" style:family="text">
      <style:text-properties fo:font-weight="bold" officeooo:rsid="00c7d7b5" style:font-weight-asian="bold" style:font-weight-complex="bold"/>
    </style:style>
    <style:style style:name="T34" style:family="text">
      <style:text-properties fo:font-weight="bold" officeooo:rsid="00d66d59" style:font-weight-asian="bold" style:font-weight-complex="bold"/>
    </style:style>
    <style:style style:name="T35" style:family="text">
      <style:text-properties fo:font-weight="bold" officeooo:rsid="00d9c505" style:font-weight-asian="bold" style:font-weight-complex="bold"/>
    </style:style>
    <style:style style:name="T36" style:family="text">
      <style:text-properties fo:font-weight="bold" officeooo:rsid="00c656f0" style:font-weight-asian="bold" style:font-weight-complex="bold"/>
    </style:style>
    <style:style style:name="T37" style:family="text">
      <style:text-properties fo:font-weight="bold" officeooo:rsid="00d7fcb4" style:font-weight-asian="bold" style:font-weight-complex="bold"/>
    </style:style>
    <style:style style:name="T38" style:family="text">
      <style:text-properties fo:font-weight="bold" officeooo:rsid="00ca98b5" style:font-weight-asian="bold" style:font-weight-complex="bold"/>
    </style:style>
    <style:style style:name="T39" style:family="text">
      <style:text-properties fo:font-weight="bold" officeooo:rsid="00ca309c" style:font-weight-asian="bold" style:font-weight-complex="bold"/>
    </style:style>
    <style:style style:name="T40" style:family="text">
      <style:text-properties fo:font-weight="bold" officeooo:rsid="011c1658" style:font-weight-asian="bold" style:font-weight-complex="bold"/>
    </style:style>
    <style:style style:name="T41" style:family="text">
      <style:text-properties fo:font-weight="bold" officeooo:rsid="00ca6140" style:font-weight-asian="bold" style:font-weight-complex="bold"/>
    </style:style>
    <style:style style:name="T42" style:family="text">
      <style:text-properties fo:font-weight="bold" officeooo:rsid="00dc3a5a" style:font-weight-asian="bold" style:font-weight-complex="bold"/>
    </style:style>
    <style:style style:name="T43" style:family="text">
      <style:text-properties fo:font-weight="bold" officeooo:rsid="015436fe" style:font-weight-asian="bold" style:font-weight-complex="bold"/>
    </style:style>
    <style:style style:name="T44" style:family="text">
      <style:text-properties fo:font-weight="bold" officeooo:rsid="015adc9b" style:font-weight-asian="bold" style:font-weight-complex="bold"/>
    </style:style>
    <style:style style:name="T45" style:family="text">
      <style:text-properties fo:font-weight="bold" officeooo:rsid="010a84e9" style:font-weight-asian="bold" style:font-weight-complex="bold"/>
    </style:style>
    <style:style style:name="T46" style:family="text">
      <style:text-properties fo:font-weight="bold" officeooo:rsid="00eb68c7" style:font-weight-asian="bold" style:font-weight-complex="bold"/>
    </style:style>
    <style:style style:name="T47" style:family="text">
      <style:text-properties fo:font-weight="bold" officeooo:rsid="00eff99a" style:font-weight-asian="bold" style:font-weight-complex="bold"/>
    </style:style>
    <style:style style:name="T48" style:family="text">
      <style:text-properties fo:font-weight="bold" officeooo:rsid="00ebba93" style:font-weight-asian="bold" style:font-weight-complex="bold"/>
    </style:style>
    <style:style style:name="T49" style:family="text">
      <style:text-properties fo:font-weight="bold" officeooo:rsid="00ed01b4" style:font-weight-asian="bold" style:font-weight-complex="bold"/>
    </style:style>
    <style:style style:name="T50" style:family="text">
      <style:text-properties fo:font-weight="bold" officeooo:rsid="00feeea5" style:font-weight-asian="bold" style:font-weight-complex="bold"/>
    </style:style>
    <style:style style:name="T51" style:family="text">
      <style:text-properties fo:font-weight="bold" officeooo:rsid="0101f582" style:font-weight-asian="bold" style:font-weight-complex="bold"/>
    </style:style>
    <style:style style:name="T52" style:family="text">
      <style:text-properties fo:font-weight="bold" officeooo:rsid="010bc9b2" style:font-weight-asian="bold" style:font-weight-complex="bold"/>
    </style:style>
    <style:style style:name="T53" style:family="text">
      <style:text-properties fo:font-weight="bold" officeooo:rsid="010d6c98" style:font-weight-asian="bold" style:font-weight-complex="bold"/>
    </style:style>
    <style:style style:name="T54" style:family="text">
      <style:text-properties fo:font-weight="bold" officeooo:rsid="01077c79" style:font-weight-asian="bold" style:font-weight-complex="bold"/>
    </style:style>
    <style:style style:name="T55" style:family="text">
      <style:text-properties fo:font-weight="bold" officeooo:rsid="011394a9" style:font-weight-asian="bold" style:font-weight-complex="bold"/>
    </style:style>
    <style:style style:name="T56" style:family="text">
      <style:text-properties fo:font-weight="bold" officeooo:rsid="010fcb1e" style:font-weight-asian="bold" style:font-weight-complex="bold"/>
    </style:style>
    <style:style style:name="T57" style:family="text">
      <style:text-properties fo:font-weight="bold" officeooo:rsid="0113127b" style:font-weight-asian="bold" style:font-weight-complex="bold"/>
    </style:style>
    <style:style style:name="T58" style:family="text">
      <style:text-properties fo:font-weight="bold" officeooo:rsid="01f94c24" style:font-weight-asian="bold" style:font-weight-complex="bold"/>
    </style:style>
    <style:style style:name="T59" style:family="text">
      <style:text-properties fo:font-weight="bold" officeooo:rsid="0122e113" style:font-weight-asian="bold" style:font-weight-complex="bold"/>
    </style:style>
    <style:style style:name="T60" style:family="text">
      <style:text-properties fo:font-weight="bold" officeooo:rsid="00c5c579" style:font-weight-asian="bold" style:font-weight-complex="bold"/>
    </style:style>
    <style:style style:name="T61" style:family="text">
      <style:text-properties fo:font-weight="bold" officeooo:rsid="015eb13d" style:font-weight-asian="bold" style:font-weight-complex="bold"/>
    </style:style>
    <style:style style:name="T62" style:family="text">
      <style:text-properties fo:font-weight="bold" officeooo:rsid="015ebf02" style:font-weight-asian="bold" style:font-weight-complex="bold"/>
    </style:style>
    <style:style style:name="T63" style:family="text">
      <style:text-properties fo:font-weight="bold" officeooo:rsid="015f5644" style:font-weight-asian="bold" style:font-weight-complex="bold"/>
    </style:style>
    <style:style style:name="T64" style:family="text">
      <style:text-properties fo:font-weight="bold" officeooo:rsid="009d3b65" style:font-weight-asian="bold" style:font-weight-complex="bold"/>
    </style:style>
    <style:style style:name="T65" style:family="text">
      <style:text-properties fo:font-weight="bold" officeooo:rsid="000810ee" style:font-weight-asian="bold" style:font-weight-complex="bold"/>
    </style:style>
    <style:style style:name="T66" style:family="text">
      <style:text-properties fo:font-weight="bold" officeooo:rsid="002e3af4" style:font-weight-asian="bold" style:font-weight-complex="bold"/>
    </style:style>
    <style:style style:name="T67" style:family="text">
      <style:text-properties fo:font-weight="bold" officeooo:rsid="006b220b" style:font-weight-asian="bold" style:font-weight-complex="bold"/>
    </style:style>
    <style:style style:name="T68" style:family="text">
      <style:text-properties fo:font-weight="bold" officeooo:rsid="006dc4c3" style:font-weight-asian="bold" style:font-weight-complex="bold"/>
    </style:style>
    <style:style style:name="T69" style:family="text">
      <style:text-properties fo:font-weight="bold" officeooo:rsid="00a73ef9" style:font-weight-asian="bold" style:font-weight-complex="bold"/>
    </style:style>
    <style:style style:name="T70" style:family="text">
      <style:text-properties fo:font-weight="bold" officeooo:rsid="00b370fc" style:font-weight-asian="bold" style:font-weight-complex="bold"/>
    </style:style>
    <style:style style:name="T71" style:family="text">
      <style:text-properties fo:font-weight="bold" officeooo:rsid="00b7f811" style:font-weight-asian="bold" style:font-weight-complex="bold"/>
    </style:style>
    <style:style style:name="T72" style:family="text">
      <style:text-properties fo:font-weight="bold" officeooo:rsid="00b5e31a" style:font-weight-asian="bold" style:font-weight-complex="bold"/>
    </style:style>
    <style:style style:name="T73" style:family="text">
      <style:text-properties fo:font-weight="bold" officeooo:rsid="003fc704" style:font-weight-asian="bold" style:font-weight-complex="bold"/>
    </style:style>
    <style:style style:name="T74" style:family="text">
      <style:text-properties fo:font-weight="bold" officeooo:rsid="00bff531" style:font-weight-asian="bold" style:font-weight-complex="bold"/>
    </style:style>
    <style:style style:name="T75" style:family="text">
      <style:text-properties fo:font-weight="bold" officeooo:rsid="00c4efaf" style:font-weight-asian="bold" style:font-weight-complex="bold"/>
    </style:style>
    <style:style style:name="T76" style:family="text">
      <style:text-properties fo:font-weight="bold" officeooo:rsid="00c261de" style:font-weight-asian="bold" style:font-weight-complex="bold"/>
    </style:style>
    <style:style style:name="T77" style:family="text">
      <style:text-properties fo:font-weight="bold" officeooo:rsid="00d53405" style:font-weight-asian="bold" style:font-weight-complex="bold"/>
    </style:style>
    <style:style style:name="T78" style:family="text">
      <style:text-properties fo:font-weight="bold" officeooo:rsid="00dba81d" style:font-weight-asian="bold" style:font-weight-complex="bold"/>
    </style:style>
    <style:style style:name="T79" style:family="text">
      <style:text-properties fo:font-weight="bold" officeooo:rsid="00d6e801" style:font-weight-asian="bold" style:font-weight-complex="bold"/>
    </style:style>
    <style:style style:name="T80" style:family="text">
      <style:text-properties fo:font-weight="bold" officeooo:rsid="00d847fa" style:font-weight-asian="bold" style:font-weight-complex="bold"/>
    </style:style>
    <style:style style:name="T81" style:family="text">
      <style:text-properties fo:font-weight="bold" officeooo:rsid="00d9e966" style:font-weight-asian="bold" style:font-weight-complex="bold"/>
    </style:style>
    <style:style style:name="T82" style:family="text">
      <style:text-properties fo:font-weight="bold" officeooo:rsid="00dde1cf" style:font-weight-asian="bold" style:font-weight-complex="bold"/>
    </style:style>
    <style:style style:name="T83" style:family="text">
      <style:text-properties officeooo:rsid="00e87ea3"/>
    </style:style>
    <style:style style:name="T84" style:family="text">
      <style:text-properties officeooo:rsid="00e621d5"/>
    </style:style>
    <style:style style:name="T85" style:family="text">
      <style:text-properties officeooo:rsid="00e518e0"/>
    </style:style>
    <style:style style:name="T86" style:family="text">
      <style:text-properties officeooo:rsid="00e53e15"/>
    </style:style>
    <style:style style:name="T87" style:family="text">
      <style:text-properties officeooo:rsid="01f554f2"/>
    </style:style>
    <style:style style:name="T88" style:family="text">
      <style:text-properties fo:font-weight="normal" style:font-weight-asian="normal" style:font-weight-complex="normal"/>
    </style:style>
    <style:style style:name="T89" style:family="text">
      <style:text-properties fo:font-weight="normal" officeooo:rsid="01f554f2" style:font-weight-asian="normal" style:font-weight-complex="normal"/>
    </style:style>
    <style:style style:name="T90" style:family="text">
      <style:text-properties fo:font-weight="normal" officeooo:rsid="01f6c58d" style:font-weight-asian="normal" style:font-weight-complex="normal"/>
    </style:style>
    <style:style style:name="T91" style:family="text">
      <style:text-properties fo:font-weight="normal" officeooo:rsid="011e1cd8" style:font-weight-asian="normal" style:font-weight-complex="normal"/>
    </style:style>
    <style:style style:name="T92" style:family="text">
      <style:text-properties fo:font-weight="normal" officeooo:rsid="013591bd" style:font-weight-asian="normal" style:font-weight-complex="normal"/>
    </style:style>
    <style:style style:name="T93" style:family="text">
      <style:text-properties fo:font-weight="normal" officeooo:rsid="01472844" style:font-weight-asian="normal" style:font-weight-complex="normal"/>
    </style:style>
    <style:style style:name="T94" style:family="text">
      <style:text-properties fo:font-weight="normal" officeooo:rsid="0147b94c" style:font-weight-asian="normal" style:font-weight-complex="normal"/>
    </style:style>
    <style:style style:name="T95" style:family="text">
      <style:text-properties fo:font-weight="normal" officeooo:rsid="01500415" style:font-weight-asian="normal" style:font-weight-complex="normal"/>
    </style:style>
    <style:style style:name="T96" style:family="text">
      <style:text-properties fo:font-weight="normal" officeooo:rsid="01523680" style:font-weight-asian="normal" style:font-weight-complex="normal"/>
    </style:style>
    <style:style style:name="T97" style:family="text">
      <style:text-properties fo:font-weight="normal" officeooo:rsid="0153ef7f" style:font-weight-asian="normal" style:font-weight-complex="normal"/>
    </style:style>
    <style:style style:name="T98" style:family="text">
      <style:text-properties fo:font-weight="normal" officeooo:rsid="015c4fc9" style:font-weight-asian="normal" style:font-weight-complex="normal"/>
    </style:style>
    <style:style style:name="T99" style:family="text">
      <style:text-properties fo:font-weight="normal" officeooo:rsid="015c776e" style:font-weight-asian="normal" style:font-weight-complex="normal"/>
    </style:style>
    <style:style style:name="T100" style:family="text">
      <style:text-properties fo:font-weight="normal" officeooo:rsid="015cfbff" style:font-weight-asian="normal" style:font-weight-complex="normal"/>
    </style:style>
    <style:style style:name="T101" style:family="text">
      <style:text-properties fo:font-weight="normal" officeooo:rsid="015eb13d" style:font-weight-asian="normal" style:font-weight-complex="normal"/>
    </style:style>
    <style:style style:name="T102" style:family="text">
      <style:text-properties fo:font-weight="normal" officeooo:rsid="015ebf02" style:font-weight-asian="normal" style:font-weight-complex="normal"/>
    </style:style>
    <style:style style:name="T103" style:family="text">
      <style:text-properties fo:font-weight="normal" officeooo:rsid="015f5644" style:font-weight-asian="normal" style:font-weight-complex="normal"/>
    </style:style>
    <style:style style:name="T104" style:family="text">
      <style:text-properties fo:font-weight="normal" officeooo:rsid="0165ddcc" style:font-weight-asian="normal" style:font-weight-complex="normal"/>
    </style:style>
    <style:style style:name="T105" style:family="text">
      <style:text-properties fo:font-weight="normal" officeooo:rsid="016efe94" style:font-weight-asian="normal" style:font-weight-complex="normal"/>
    </style:style>
    <style:style style:name="T106" style:family="text">
      <style:text-properties fo:font-weight="normal" officeooo:rsid="01a0765b" style:font-weight-asian="normal" style:font-weight-complex="normal"/>
    </style:style>
    <style:style style:name="T107" style:family="text">
      <style:text-properties fo:font-weight="normal" officeooo:rsid="0173bf5d" style:font-weight-asian="normal" style:font-weight-complex="normal"/>
    </style:style>
    <style:style style:name="T108" style:family="text">
      <style:text-properties fo:font-weight="normal" officeooo:rsid="01c13bb4" style:font-weight-asian="normal" style:font-weight-complex="normal"/>
    </style:style>
    <style:style style:name="T109" style:family="text">
      <style:text-properties fo:font-weight="normal" officeooo:rsid="01a59821" style:font-weight-asian="normal" style:font-weight-complex="normal"/>
    </style:style>
    <style:style style:name="T110" style:family="text">
      <style:text-properties fo:font-weight="normal" officeooo:rsid="01a1990f" style:font-weight-asian="normal" style:font-weight-complex="normal"/>
    </style:style>
    <style:style style:name="T111" style:family="text">
      <style:text-properties fo:font-weight="normal" officeooo:rsid="01a0f3ed" style:font-weight-asian="normal" style:font-weight-complex="normal"/>
    </style:style>
    <style:style style:name="T112" style:family="text">
      <style:text-properties fo:font-weight="normal" officeooo:rsid="019b08c6" style:font-weight-asian="normal" style:font-weight-complex="normal"/>
    </style:style>
    <style:style style:name="T113" style:family="text">
      <style:text-properties fo:font-weight="normal" officeooo:rsid="01b78d8c" style:font-weight-asian="normal" style:font-weight-complex="normal"/>
    </style:style>
    <style:style style:name="T114" style:family="text">
      <style:text-properties fo:font-weight="normal" officeooo:rsid="0172e6fe" style:font-weight-asian="normal" style:font-weight-complex="normal"/>
    </style:style>
    <style:style style:name="T115" style:family="text">
      <style:text-properties fo:font-weight="normal" officeooo:rsid="01c28428" style:font-weight-asian="normal" style:font-weight-complex="normal"/>
    </style:style>
    <style:style style:name="T116" style:family="text">
      <style:text-properties fo:font-weight="normal" officeooo:rsid="01a2b7ad" style:font-weight-asian="normal" style:font-weight-complex="normal"/>
    </style:style>
    <style:style style:name="T117" style:family="text">
      <style:text-properties fo:font-weight="normal" officeooo:rsid="01b7e9ad" style:font-weight-asian="normal" style:font-weight-complex="normal"/>
    </style:style>
    <style:style style:name="T118" style:family="text">
      <style:text-properties fo:font-weight="normal" officeooo:rsid="019b3e61" style:font-weight-asian="normal" style:font-weight-complex="normal"/>
    </style:style>
    <style:style style:name="T119" style:family="text">
      <style:text-properties fo:font-weight="normal" officeooo:rsid="01726c75" style:font-weight-asian="normal" style:font-weight-complex="normal"/>
    </style:style>
    <style:style style:name="T120" style:family="text">
      <style:text-properties fo:font-weight="normal" officeooo:rsid="0198daaa" style:font-weight-asian="normal" style:font-weight-complex="normal"/>
    </style:style>
    <style:style style:name="T121" style:family="text">
      <style:text-properties fo:font-weight="normal" officeooo:rsid="01bc1721" style:font-weight-asian="normal" style:font-weight-complex="normal"/>
    </style:style>
    <style:style style:name="T122" style:family="text">
      <style:text-properties fo:font-weight="normal" officeooo:rsid="01be0471" style:font-weight-asian="normal" style:font-weight-complex="normal"/>
    </style:style>
    <style:style style:name="T123" style:family="text">
      <style:text-properties fo:font-weight="normal" officeooo:rsid="01b990d0" style:font-weight-asian="normal" style:font-weight-complex="normal"/>
    </style:style>
    <style:style style:name="T124" style:family="text">
      <style:text-properties fo:font-weight="normal" officeooo:rsid="019a93e2" style:font-weight-asian="normal" style:font-weight-complex="normal"/>
    </style:style>
    <style:style style:name="T125" style:family="text">
      <style:text-properties fo:font-weight="normal" officeooo:rsid="018f2eef" style:font-weight-asian="normal" style:font-weight-complex="normal"/>
    </style:style>
    <style:style style:name="T126" style:family="text">
      <style:text-properties fo:font-weight="normal" officeooo:rsid="01925f10" style:font-weight-asian="normal" style:font-weight-complex="normal"/>
    </style:style>
    <style:style style:name="T127" style:family="text">
      <style:text-properties fo:font-weight="normal" officeooo:rsid="019b039c" style:font-weight-asian="normal" style:font-weight-complex="normal"/>
    </style:style>
    <style:style style:name="T128" style:family="text">
      <style:text-properties fo:font-weight="normal" officeooo:rsid="01930dd7" style:font-weight-asian="normal" style:font-weight-complex="normal"/>
    </style:style>
    <style:style style:name="T129" style:family="text">
      <style:text-properties fo:font-weight="normal" officeooo:rsid="0183920e" style:font-weight-asian="normal" style:font-weight-complex="normal"/>
    </style:style>
    <style:style style:name="T130" style:family="text">
      <style:text-properties fo:font-weight="normal" officeooo:rsid="01c81e57" style:font-weight-asian="normal" style:font-weight-complex="normal"/>
    </style:style>
    <style:style style:name="T131" style:family="text">
      <style:text-properties fo:font-weight="normal" officeooo:rsid="018e087d" style:font-weight-asian="normal" style:font-weight-complex="normal"/>
    </style:style>
    <style:style style:name="T132" style:family="text">
      <style:text-properties fo:font-weight="normal" officeooo:rsid="01906912" style:font-weight-asian="normal" style:font-weight-complex="normal"/>
    </style:style>
    <style:style style:name="T133" style:family="text">
      <style:text-properties fo:font-weight="normal" officeooo:rsid="01c3849f" style:font-weight-asian="normal" style:font-weight-complex="normal"/>
    </style:style>
    <style:style style:name="T134" style:family="text">
      <style:text-properties fo:font-weight="normal" officeooo:rsid="01cc9f4f" style:font-weight-asian="normal" style:font-weight-complex="normal"/>
    </style:style>
    <style:style style:name="T135" style:family="text">
      <style:text-properties fo:font-weight="normal" officeooo:rsid="0196ce91" style:font-weight-asian="normal" style:font-weight-complex="normal"/>
    </style:style>
    <style:style style:name="T136" style:family="text">
      <style:text-properties fo:font-weight="normal" officeooo:rsid="01cade87" style:font-weight-asian="normal" style:font-weight-complex="normal"/>
    </style:style>
    <style:style style:name="T137" style:family="text">
      <style:text-properties fo:font-weight="normal" officeooo:rsid="018b0d79" style:font-weight-asian="normal" style:font-weight-complex="normal"/>
    </style:style>
    <style:style style:name="T138" style:family="text">
      <style:text-properties fo:font-weight="normal" officeooo:rsid="01c3dcbf" style:font-weight-asian="normal" style:font-weight-complex="normal"/>
    </style:style>
    <style:style style:name="T139" style:family="text">
      <style:text-properties fo:font-weight="normal" officeooo:rsid="018c8d55" style:font-weight-asian="normal" style:font-weight-complex="normal"/>
    </style:style>
    <style:style style:name="T140" style:family="text">
      <style:text-properties fo:font-weight="normal" officeooo:rsid="01779e19" style:font-weight-asian="normal" style:font-weight-complex="normal"/>
    </style:style>
    <style:style style:name="T141" style:family="text">
      <style:text-properties fo:font-weight="normal" officeooo:rsid="019c94a5" style:font-weight-asian="normal" style:font-weight-complex="normal"/>
    </style:style>
    <style:style style:name="T142" style:family="text">
      <style:text-properties fo:font-weight="normal" officeooo:rsid="01cea057" style:font-weight-asian="normal" style:font-weight-complex="normal"/>
    </style:style>
    <style:style style:name="T143" style:family="text">
      <style:text-properties fo:font-weight="normal" officeooo:rsid="01a74879" style:font-weight-asian="normal" style:font-weight-complex="normal"/>
    </style:style>
    <style:style style:name="T144" style:family="text">
      <style:text-properties fo:font-weight="normal" officeooo:rsid="01a8d22f" style:font-weight-asian="normal" style:font-weight-complex="normal"/>
    </style:style>
    <style:style style:name="T145" style:family="text">
      <style:text-properties fo:font-weight="normal" officeooo:rsid="01ca0002" style:font-weight-asian="normal" style:font-weight-complex="normal"/>
    </style:style>
    <style:style style:name="T146" style:family="text">
      <style:text-properties fo:font-weight="normal" officeooo:rsid="01a9bb75" style:font-weight-asian="normal" style:font-weight-complex="normal"/>
    </style:style>
    <style:style style:name="T147" style:family="text">
      <style:text-properties fo:font-weight="normal" officeooo:rsid="01aafe29" style:font-weight-asian="normal" style:font-weight-complex="normal"/>
    </style:style>
    <style:style style:name="T148" style:family="text">
      <style:text-properties fo:font-weight="normal" officeooo:rsid="01acfb24" style:font-weight-asian="normal" style:font-weight-complex="normal"/>
    </style:style>
    <style:style style:name="T149" style:family="text">
      <style:text-properties fo:font-weight="normal" officeooo:rsid="01985518" style:font-weight-asian="normal" style:font-weight-complex="normal"/>
    </style:style>
    <style:style style:name="T150" style:family="text">
      <style:text-properties fo:font-weight="normal" officeooo:rsid="01986b8e" style:font-weight-asian="normal" style:font-weight-complex="normal"/>
    </style:style>
    <style:style style:name="T151" style:family="text">
      <style:text-properties fo:font-weight="normal" officeooo:rsid="01b16e0f" style:font-weight-asian="normal" style:font-weight-complex="normal"/>
    </style:style>
    <style:style style:name="T152" style:family="text">
      <style:text-properties fo:font-weight="normal" officeooo:rsid="01b189e3" style:font-weight-asian="normal" style:font-weight-complex="normal"/>
    </style:style>
    <style:style style:name="T153" style:family="text">
      <style:text-properties fo:font-weight="normal" officeooo:rsid="01b231b1" style:font-weight-asian="normal" style:font-weight-complex="normal"/>
    </style:style>
    <style:style style:name="T154" style:family="text">
      <style:text-properties fo:font-weight="normal" officeooo:rsid="00c1c472" style:font-weight-asian="normal" style:font-weight-complex="normal"/>
    </style:style>
    <style:style style:name="T155" style:family="text">
      <style:text-properties fo:font-weight="normal" officeooo:rsid="00c261de" style:font-weight-asian="normal" style:font-weight-complex="normal"/>
    </style:style>
    <style:style style:name="T156" style:family="text">
      <style:text-properties fo:font-weight="normal" officeooo:rsid="00d53405" style:font-weight-asian="normal" style:font-weight-complex="normal"/>
    </style:style>
    <style:style style:name="T157" style:family="text">
      <style:text-properties fo:font-weight="normal" officeooo:rsid="00d6e801" style:font-weight-asian="normal" style:font-weight-complex="normal"/>
    </style:style>
    <style:style style:name="T158" style:family="text">
      <style:text-properties fo:font-weight="normal" officeooo:rsid="00d847fa" style:font-weight-asian="normal" style:font-weight-complex="normal"/>
    </style:style>
    <style:style style:name="T159" style:family="text">
      <style:text-properties fo:font-weight="normal" officeooo:rsid="00d988c1" style:font-weight-asian="normal" style:font-weight-complex="normal"/>
    </style:style>
    <style:style style:name="T160" style:family="text">
      <style:text-properties fo:font-weight="normal" officeooo:rsid="00d9e966" style:font-weight-asian="normal" style:font-weight-complex="normal"/>
    </style:style>
    <style:style style:name="T161" style:family="text">
      <style:text-properties fo:font-weight="normal" officeooo:rsid="00dde1cf" style:font-weight-asian="normal" style:font-weight-complex="normal"/>
    </style:style>
    <style:style style:name="T162" style:family="text">
      <style:text-properties fo:font-weight="normal" officeooo:rsid="00defdc1" style:font-weight-asian="normal" style:font-weight-complex="normal"/>
    </style:style>
    <style:style style:name="T163" style:family="text">
      <style:text-properties officeooo:rsid="00c7d7b5"/>
    </style:style>
    <style:style style:name="T164" style:family="text">
      <style:text-properties officeooo:rsid="00db04a9"/>
    </style:style>
    <style:style style:name="T165" style:family="text">
      <style:text-properties officeooo:rsid="00d9c505"/>
    </style:style>
    <style:style style:name="T166" style:family="text">
      <style:text-properties officeooo:rsid="00c656f0"/>
    </style:style>
    <style:style style:name="T167" style:family="text">
      <style:text-properties officeooo:rsid="00e77b49"/>
    </style:style>
    <style:style style:name="T168" style:family="text">
      <style:text-properties officeooo:rsid="00ca309c"/>
    </style:style>
    <style:style style:name="T169" style:family="text">
      <style:text-properties officeooo:rsid="011c1658"/>
    </style:style>
    <style:style style:name="T170" style:family="text">
      <style:text-properties officeooo:rsid="00ca6140"/>
    </style:style>
    <style:style style:name="T171" style:family="text">
      <style:text-properties officeooo:rsid="00e79586"/>
    </style:style>
    <style:style style:name="T172" style:family="text">
      <style:text-properties officeooo:rsid="00dc3a5a"/>
    </style:style>
    <style:style style:name="T173" style:family="text">
      <style:text-properties officeooo:rsid="00dce83e"/>
    </style:style>
    <style:style style:name="T174" style:family="text">
      <style:text-properties officeooo:rsid="00dd5f73"/>
    </style:style>
    <style:style style:name="T175" style:family="text">
      <style:text-properties officeooo:rsid="015436fe"/>
    </style:style>
    <style:style style:name="T176" style:family="text">
      <style:text-properties officeooo:rsid="015572f1"/>
    </style:style>
    <style:style style:name="T177" style:family="text">
      <style:text-properties fo:font-style="normal" fo:font-weight="bold" officeooo:rsid="015742b7" style:font-style-asian="normal" style:font-weight-asian="bold" style:font-style-complex="normal" style:font-weight-complex="bold"/>
    </style:style>
    <style:style style:name="T178" style:family="text">
      <style:text-properties fo:font-style="normal" fo:font-weight="bold" officeooo:rsid="0157cc9d" style:font-style-asian="normal" style:font-weight-asian="bold" style:font-style-complex="normal" style:font-weight-complex="bold"/>
    </style:style>
    <style:style style:name="T179" style:family="text">
      <style:text-properties fo:font-style="normal" officeooo:rsid="014acfad" style:font-style-asian="normal" style:font-style-complex="normal"/>
    </style:style>
    <style:style style:name="T180" style:family="text">
      <style:text-properties officeooo:rsid="015742b7"/>
    </style:style>
    <style:style style:name="T181" style:family="text">
      <style:text-properties officeooo:rsid="015adc9b"/>
    </style:style>
    <style:style style:name="T182" style:family="text">
      <style:text-properties officeooo:rsid="0116b4f7"/>
    </style:style>
    <style:style style:name="T183" style:family="text">
      <style:text-properties fo:font-style="italic" style:font-style-asian="italic" style:font-style-complex="italic"/>
    </style:style>
    <style:style style:name="T184" style:family="text">
      <style:text-properties fo:font-style="italic" officeooo:rsid="0116b4f7" style:font-style-asian="italic" style:font-style-complex="italic"/>
    </style:style>
    <style:style style:name="T185" style:family="text">
      <style:text-properties fo:font-style="italic" officeooo:rsid="00ea6d56" style:font-style-asian="italic" style:font-style-complex="italic"/>
    </style:style>
    <style:style style:name="T186" style:family="text">
      <style:text-properties fo:font-style="italic" officeooo:rsid="00fbba3f" style:font-style-asian="italic" style:font-style-complex="italic"/>
    </style:style>
    <style:style style:name="T187" style:family="text">
      <style:text-properties fo:font-style="italic" officeooo:rsid="0120a639" style:font-style-asian="italic" style:font-style-complex="italic"/>
    </style:style>
    <style:style style:name="T188" style:family="text">
      <style:text-properties fo:font-style="italic" officeooo:rsid="014acfad" style:font-style-asian="italic" style:font-style-complex="italic"/>
    </style:style>
    <style:style style:name="T189" style:family="text">
      <style:text-properties fo:font-style="italic" officeooo:rsid="014cba36" style:font-style-asian="italic" style:font-style-complex="italic"/>
    </style:style>
    <style:style style:name="T190" style:family="text">
      <style:text-properties fo:font-style="italic" officeooo:rsid="014cebe0" style:font-style-asian="italic" style:font-style-complex="italic"/>
    </style:style>
    <style:style style:name="T191" style:family="text">
      <style:text-properties fo:font-style="italic" officeooo:rsid="014e1bb3" style:font-style-asian="italic" style:font-style-complex="italic"/>
    </style:style>
    <style:style style:name="T192" style:family="text">
      <style:text-properties fo:font-style="italic" officeooo:rsid="002e3af4" style:font-style-asian="italic" style:font-style-complex="italic"/>
    </style:style>
    <style:style style:name="T193" style:family="text">
      <style:text-properties fo:font-style="italic" officeooo:rsid="0047e081" style:font-style-asian="italic" style:font-style-complex="italic"/>
    </style:style>
    <style:style style:name="T194" style:family="text">
      <style:text-properties fo:font-style="italic" officeooo:rsid="006b220b" style:font-style-asian="italic" style:font-style-complex="italic"/>
    </style:style>
    <style:style style:name="T195" style:family="text">
      <style:text-properties fo:font-style="italic" officeooo:rsid="006dc4c3" style:font-style-asian="italic" style:font-style-complex="italic"/>
    </style:style>
    <style:style style:name="T196" style:family="text">
      <style:text-properties fo:font-style="italic" officeooo:rsid="00b7f811" style:font-style-asian="italic" style:font-style-complex="italic"/>
    </style:style>
    <style:style style:name="T197" style:family="text">
      <style:text-properties fo:font-style="italic" officeooo:rsid="00bff531" style:font-style-asian="italic" style:font-style-complex="italic"/>
    </style:style>
    <style:style style:name="T198" style:family="text">
      <style:text-properties fo:font-style="italic" officeooo:rsid="00c4efaf" style:font-style-asian="italic" style:font-style-complex="italic"/>
    </style:style>
    <style:style style:name="T199" style:family="text">
      <style:text-properties fo:font-style="italic" fo:font-weight="normal" officeooo:rsid="01472844" style:font-style-asian="italic" style:font-weight-asian="normal" style:font-style-complex="italic" style:font-weight-complex="normal"/>
    </style:style>
    <style:style style:name="T200" style:family="text">
      <style:text-properties fo:font-style="italic" fo:font-weight="normal" officeooo:rsid="01985518" style:font-style-asian="italic" style:font-weight-asian="normal" style:font-style-complex="italic" style:font-weight-complex="normal"/>
    </style:style>
    <style:style style:name="T201" style:family="text">
      <style:text-properties fo:font-style="italic" fo:font-weight="normal" officeooo:rsid="01986b8e" style:font-style-asian="italic" style:font-weight-asian="normal" style:font-style-complex="italic" style:font-weight-complex="normal"/>
    </style:style>
    <style:style style:name="T202" style:family="text">
      <style:text-properties fo:font-style="italic" fo:font-weight="normal" officeooo:rsid="00c261de" style:font-style-asian="italic" style:font-weight-asian="normal" style:font-style-complex="italic" style:font-weight-complex="normal"/>
    </style:style>
    <style:style style:name="T203" style:family="text">
      <style:text-properties fo:font-style="italic" fo:font-weight="normal" officeooo:rsid="00d9e966" style:font-style-asian="italic" style:font-weight-asian="normal" style:font-style-complex="italic" style:font-weight-complex="normal"/>
    </style:style>
    <style:style style:name="T204" style:family="text">
      <style:text-properties fo:font-style="italic" fo:font-weight="normal" officeooo:rsid="00d847fa" style:font-style-asian="italic" style:font-weight-asian="normal" style:font-style-complex="italic" style:font-weight-complex="normal"/>
    </style:style>
    <style:style style:name="T205" style:family="text">
      <style:text-properties fo:font-style="italic" fo:font-weight="normal" officeooo:rsid="00d6e801" style:font-style-asian="italic" style:font-weight-asian="normal" style:font-style-complex="italic" style:font-weight-complex="normal"/>
    </style:style>
    <style:style style:name="T206" style:family="text">
      <style:text-properties fo:font-style="italic" fo:font-weight="normal" officeooo:rsid="00d53405" style:font-style-asian="italic" style:font-weight-asian="normal" style:font-style-complex="italic" style:font-weight-complex="normal"/>
    </style:style>
    <style:style style:name="T207" style:family="text">
      <style:text-properties fo:font-style="italic" fo:font-weight="normal" officeooo:rsid="00dde1cf" style:font-style-asian="italic" style:font-weight-asian="normal" style:font-style-complex="italic" style:font-weight-complex="normal"/>
    </style:style>
    <style:style style:name="T208" style:family="text">
      <style:text-properties fo:font-style="italic" fo:font-weight="bold" officeooo:rsid="00b370fc" style:font-style-asian="italic" style:font-weight-asian="bold" style:font-style-complex="italic" style:font-weight-complex="bold"/>
    </style:style>
    <style:style style:name="T209" style:family="text">
      <style:text-properties officeooo:rsid="0116f93d"/>
    </style:style>
    <style:style style:name="T210" style:family="text">
      <style:text-properties officeooo:rsid="01175514"/>
    </style:style>
    <style:style style:name="T211" style:family="text">
      <style:text-properties officeooo:rsid="00ea6d56"/>
    </style:style>
    <style:style style:name="T212" style:family="text">
      <style:text-properties officeooo:rsid="010a84e9"/>
    </style:style>
    <style:style style:name="T213" style:family="text">
      <style:text-properties officeooo:rsid="00eb68c7"/>
    </style:style>
    <style:style style:name="T214" style:family="text">
      <style:text-properties officeooo:rsid="010a690b"/>
    </style:style>
    <style:style style:name="T215" style:family="text">
      <style:text-properties officeooo:rsid="00ee2b15"/>
    </style:style>
    <style:style style:name="T216" style:family="text">
      <style:text-properties officeooo:rsid="00eff99a"/>
    </style:style>
    <style:style style:name="T217" style:family="text">
      <style:text-properties officeooo:rsid="00ebba93"/>
    </style:style>
    <style:style style:name="T218" style:family="text">
      <style:text-properties officeooo:rsid="00ed01b4"/>
    </style:style>
    <style:style style:name="T219" style:family="text">
      <style:text-properties officeooo:rsid="00f1b6f4"/>
    </style:style>
    <style:style style:name="T220" style:family="text">
      <style:text-properties officeooo:rsid="00fbba3f"/>
    </style:style>
    <style:style style:name="T221" style:family="text">
      <style:text-properties officeooo:rsid="00feeea5"/>
    </style:style>
    <style:style style:name="T222" style:family="text">
      <style:text-properties officeooo:rsid="00fff13c"/>
    </style:style>
    <style:style style:name="T223" style:family="text">
      <style:text-properties officeooo:rsid="0101f582"/>
    </style:style>
    <style:style style:name="T224" style:family="text">
      <style:text-properties officeooo:rsid="0101f6d3"/>
    </style:style>
    <style:style style:name="T225" style:family="text">
      <style:text-properties officeooo:rsid="01020734"/>
    </style:style>
    <style:style style:name="T226" style:family="text">
      <style:text-properties officeooo:rsid="01fd73ec"/>
    </style:style>
    <style:style style:name="T227" style:family="text">
      <style:text-properties officeooo:rsid="0102ca85"/>
    </style:style>
    <style:style style:name="T228" style:family="text">
      <style:text-properties officeooo:rsid="01fa5c99"/>
    </style:style>
    <style:style style:name="T229" style:family="text">
      <style:text-properties officeooo:rsid="01042a8e"/>
    </style:style>
    <style:style style:name="T230" style:family="text">
      <style:text-properties officeooo:rsid="01077c79"/>
    </style:style>
    <style:style style:name="T231" style:family="text">
      <style:text-properties officeooo:rsid="01090cac"/>
    </style:style>
    <style:style style:name="T232" style:family="text">
      <style:text-properties officeooo:rsid="010fcb1e"/>
    </style:style>
    <style:style style:name="T233" style:family="text">
      <style:text-properties officeooo:rsid="011143ff"/>
    </style:style>
    <style:style style:name="T234" style:family="text">
      <style:text-properties officeooo:rsid="0120a639"/>
    </style:style>
    <style:style style:name="T235" style:family="text">
      <style:text-properties officeooo:rsid="01240218"/>
    </style:style>
    <style:style style:name="T236" style:family="text">
      <style:text-properties officeooo:rsid="0130406e"/>
    </style:style>
    <style:style style:name="T237" style:family="text">
      <style:text-properties officeooo:rsid="013591bd"/>
    </style:style>
    <style:style style:name="T238" style:family="text">
      <style:text-properties officeooo:rsid="01383686"/>
    </style:style>
    <style:style style:name="T239" style:family="text">
      <style:text-properties officeooo:rsid="01410a84"/>
    </style:style>
    <style:style style:name="T240" style:family="text">
      <style:text-properties officeooo:rsid="0142a9d9"/>
    </style:style>
    <style:style style:name="T241" style:family="text">
      <style:text-properties officeooo:rsid="0142a16a"/>
    </style:style>
    <style:style style:name="T242" style:family="text">
      <style:text-properties officeooo:rsid="01472844"/>
    </style:style>
    <style:style style:name="T243" style:family="text">
      <style:text-properties officeooo:rsid="014a55e6"/>
    </style:style>
    <style:style style:name="T244" style:family="text">
      <style:text-properties officeooo:rsid="014acfad"/>
    </style:style>
    <style:style style:name="T245" style:family="text">
      <style:text-properties officeooo:rsid="014cba36"/>
    </style:style>
    <style:style style:name="T246" style:family="text">
      <style:text-properties officeooo:rsid="014cebe0"/>
    </style:style>
    <style:style style:name="T247" style:family="text">
      <style:text-properties officeooo:rsid="014e02f0"/>
    </style:style>
    <style:style style:name="T248" style:family="text">
      <style:text-properties officeooo:rsid="014e1bb3"/>
    </style:style>
    <style:style style:name="T249" style:family="text">
      <style:text-properties officeooo:rsid="0159f490"/>
    </style:style>
    <style:style style:name="T250" style:family="text">
      <style:text-properties officeooo:rsid="01a74879"/>
    </style:style>
    <style:style style:name="T251" style:family="text">
      <style:text-properties officeooo:rsid="0005f7eb"/>
    </style:style>
    <style:style style:name="T252" style:family="text">
      <style:text-properties officeooo:rsid="000810ee"/>
    </style:style>
    <style:style style:name="T253" style:family="text">
      <style:text-properties officeooo:rsid="002e3af4"/>
    </style:style>
    <style:style style:name="T254" style:family="text">
      <style:text-properties officeooo:rsid="002ff23b"/>
    </style:style>
    <style:style style:name="T255" style:family="text">
      <style:text-properties officeooo:rsid="003072fd"/>
    </style:style>
    <style:style style:name="T256" style:family="text">
      <style:text-properties officeooo:rsid="0037a4cc"/>
    </style:style>
    <style:style style:name="T257" style:family="text">
      <style:text-properties officeooo:rsid="00384404"/>
    </style:style>
    <style:style style:name="T258" style:family="text">
      <style:text-properties officeooo:rsid="006b220b"/>
    </style:style>
    <style:style style:name="T259" style:family="text">
      <style:text-properties officeooo:rsid="006c4259"/>
    </style:style>
    <style:style style:name="T260" style:family="text">
      <style:text-properties officeooo:rsid="006dc4c3"/>
    </style:style>
    <style:style style:name="T261" style:family="text">
      <style:text-properties officeooo:rsid="007c45c8"/>
    </style:style>
    <style:style style:name="T262" style:family="text">
      <style:text-properties officeooo:rsid="009cbfb5"/>
    </style:style>
    <style:style style:name="T263" style:family="text">
      <style:text-properties officeooo:rsid="009d188a"/>
    </style:style>
    <style:style style:name="T264" style:family="text">
      <style:text-properties officeooo:rsid="009ddd2d"/>
    </style:style>
    <style:style style:name="T265" style:family="text">
      <style:text-properties style:use-window-font-color="true" loext:opacity="0%" style:font-name="DejaVu Sans Mono" fo:font-size="11pt" officeooo:rsid="00ad40d8" style:font-size-asian="11pt" style:font-size-complex="11pt"/>
    </style:style>
    <style:style style:name="T266" style:family="text">
      <style:text-properties style:use-window-font-color="true" loext:opacity="0%" officeooo:rsid="00a8a37c"/>
    </style:style>
    <style:style style:name="T267" style:family="text">
      <style:text-properties style:use-window-font-color="true" loext:opacity="0%" officeooo:rsid="00abbf63" fo:background-color="transparent" loext:char-shading-value="0"/>
    </style:style>
    <style:style style:name="T268" style:family="text">
      <style:text-properties style:use-window-font-color="true" loext:opacity="0%" officeooo:rsid="00ad40d8"/>
    </style:style>
    <style:style style:name="T269" style:family="text">
      <style:text-properties style:use-window-font-color="true" loext:opacity="0%" officeooo:rsid="00b16f52"/>
    </style:style>
    <style:style style:name="T270" style:family="text">
      <style:text-properties style:use-window-font-color="true" loext:opacity="0%" fo:font-weight="bold" officeooo:rsid="00d847fa" style:font-weight-asian="bold" style:font-weight-complex="bold"/>
    </style:style>
    <style:style style:name="T271" style:family="text">
      <style:text-properties style:use-window-font-color="true" loext:opacity="0%" fo:font-weight="normal" officeooo:rsid="00d847fa" style:font-weight-asian="normal" style:font-weight-complex="normal"/>
    </style:style>
    <style:style style:name="T272" style:family="text">
      <style:text-properties style:use-window-font-color="true" loext:opacity="0%" fo:font-weight="normal" officeooo:rsid="00d988c1" style:font-weight-asian="normal" style:font-weight-complex="normal"/>
    </style:style>
    <style:style style:name="T273" style:family="text">
      <style:text-properties style:use-window-font-color="true" loext:opacity="0%" fo:font-style="italic" fo:font-weight="normal" officeooo:rsid="00d847fa" style:font-style-asian="italic" style:font-weight-asian="normal" style:font-style-complex="italic" style:font-weight-complex="normal"/>
    </style:style>
    <style:style style:name="T274" style:family="text">
      <style:text-properties officeooo:rsid="00a68df4"/>
    </style:style>
    <style:style style:name="T275" style:family="text">
      <style:text-properties officeooo:rsid="00a73ef9"/>
    </style:style>
    <style:style style:name="T276" style:family="text">
      <style:text-properties officeooo:rsid="00a77540"/>
    </style:style>
    <style:style style:name="T277" style:family="text">
      <style:text-properties officeooo:rsid="00a8a37c"/>
    </style:style>
    <style:style style:name="T278" style:family="text">
      <style:text-properties officeooo:rsid="00aa48a4"/>
    </style:style>
    <style:style style:name="T279" style:family="text">
      <style:text-properties officeooo:rsid="00aa5756"/>
    </style:style>
    <style:style style:name="T280" style:family="text">
      <style:text-properties fo:color="#81d41a" loext:opacity="100%" officeooo:rsid="00a77540" fo:background-color="transparent" loext:char-shading-value="0"/>
    </style:style>
    <style:style style:name="T281" style:family="text">
      <style:text-properties fo:color="#81d41a" loext:opacity="100%" officeooo:rsid="00c4f37e"/>
    </style:style>
    <style:style style:name="T282" style:family="text">
      <style:text-properties fo:color="#81d41a" loext:opacity="100%" officeooo:rsid="00c4efaf"/>
    </style:style>
    <style:style style:name="T283" style:family="text">
      <style:text-properties fo:color="#81d41a" loext:opacity="100%" officeooo:rsid="006b220b"/>
    </style:style>
    <style:style style:name="T284" style:family="text">
      <style:text-properties fo:color="#81d41a" loext:opacity="100%" officeooo:rsid="006dc4c3"/>
    </style:style>
    <style:style style:name="T285" style:family="text">
      <style:text-properties fo:color="#81d41a" loext:opacity="100%" fo:font-weight="normal" officeooo:rsid="00d9e966" style:font-weight-asian="normal" style:font-weight-complex="normal"/>
    </style:style>
    <style:style style:name="T286" style:family="text">
      <style:text-properties fo:color="#ffff00" loext:opacity="100%"/>
    </style:style>
    <style:style style:name="T287" style:family="text">
      <style:text-properties fo:color="#ffff00" loext:opacity="100%" officeooo:rsid="00a77540"/>
    </style:style>
    <style:style style:name="T288" style:family="text">
      <style:text-properties fo:color="#ffff00" loext:opacity="100%" style:font-name="DejaVu Sans Mono" fo:font-size="11pt" officeooo:rsid="00240d27" style:font-size-asian="11pt" style:font-size-complex="11pt"/>
    </style:style>
    <style:style style:name="T289" style:family="text">
      <style:text-properties fo:color="#ffff00" loext:opacity="100%" style:font-name="DejaVu Sans Mono" fo:font-size="11pt" officeooo:rsid="00ad40d8" style:font-size-asian="11pt" style:font-size-complex="11pt"/>
    </style:style>
    <style:style style:name="T290" style:family="text">
      <style:text-properties fo:color="#ffff00" loext:opacity="100%" style:font-name="DejaVu Sans Mono" fo:font-size="11pt" officeooo:rsid="00aeb37e" style:font-size-asian="11pt" style:font-size-complex="11pt"/>
    </style:style>
    <style:style style:name="T291" style:family="text">
      <style:text-properties fo:color="#ffff00" loext:opacity="100%" style:font-name="DejaVu Sans Mono" fo:font-size="11pt" officeooo:rsid="00af2134" style:font-size-asian="11pt" style:font-size-complex="11pt"/>
    </style:style>
    <style:style style:name="T292" style:family="text">
      <style:text-properties fo:color="#ffff00" loext:opacity="100%" officeooo:rsid="00ad40d8"/>
    </style:style>
    <style:style style:name="T293" style:family="text">
      <style:text-properties fo:color="#ffff00" loext:opacity="100%" officeooo:rsid="00aeb37e"/>
    </style:style>
    <style:style style:name="T294" style:family="text">
      <style:text-properties fo:color="#ffff00" loext:opacity="100%" officeooo:rsid="00af2134"/>
    </style:style>
    <style:style style:name="T295" style:family="text">
      <style:text-properties fo:color="#ffff00" loext:opacity="100%" officeooo:rsid="00c4f37e"/>
    </style:style>
    <style:style style:name="T296" style:family="text">
      <style:text-properties fo:color="#ffff00" loext:opacity="100%" officeooo:rsid="00c67a90"/>
    </style:style>
    <style:style style:name="T297" style:family="text">
      <style:text-properties fo:color="#ffff00" loext:opacity="100%" officeooo:rsid="006dc4c3"/>
    </style:style>
    <style:style style:name="T298" style:family="text">
      <style:text-properties fo:color="#ffff00" loext:opacity="100%" fo:font-weight="normal" officeooo:rsid="00d9e966" style:font-weight-asian="normal" style:font-weight-complex="normal"/>
    </style:style>
    <style:style style:name="T299" style:family="text">
      <style:text-properties officeooo:rsid="00abbf63"/>
    </style:style>
    <style:style style:name="T300" style:family="text">
      <style:text-properties officeooo:rsid="00ad40d8"/>
    </style:style>
    <style:style style:name="T301" style:family="text">
      <style:text-properties officeooo:rsid="00aeb37e"/>
    </style:style>
    <style:style style:name="T302" style:family="text">
      <style:text-properties officeooo:rsid="00af2134"/>
    </style:style>
    <style:style style:name="T303" style:family="text">
      <style:text-properties officeooo:rsid="00b5e31a"/>
    </style:style>
    <style:style style:name="T304" style:family="text">
      <style:text-properties officeooo:rsid="003fc704"/>
    </style:style>
    <style:style style:name="T305" style:family="text">
      <style:text-properties officeooo:rsid="00b7f811"/>
    </style:style>
    <style:style style:name="T306" style:family="text">
      <style:text-properties officeooo:rsid="00bff531"/>
    </style:style>
    <style:style style:name="T307" style:family="text">
      <style:text-properties officeooo:rsid="00c394d6"/>
    </style:style>
    <style:style style:name="T308" style:family="text">
      <style:text-properties officeooo:rsid="00c4efaf"/>
    </style:style>
    <style:style style:name="T309" style:family="text">
      <style:text-properties officeooo:rsid="00c4f37e"/>
    </style:style>
    <style:style style:name="T310" style:family="text">
      <style:text-properties fo:color="#729fcf" loext:opacity="100%" officeooo:rsid="00c9c20b"/>
    </style:style>
    <style:style style:name="T311" style:family="text">
      <style:text-properties fo:color="#729fcf" loext:opacity="100%" officeooo:rsid="006dc4c3"/>
    </style:style>
    <style:style style:name="T312" style:family="text">
      <style:text-properties fo:color="#ff3838" loext:opacity="100%" officeooo:rsid="006dc4c3"/>
    </style:style>
    <style:style style:name="T313" style:family="text">
      <style:text-properties fo:color="#666666" loext:opacity="100%" officeooo:rsid="006dc4c3"/>
    </style:style>
    <style:style style:name="T314" style:family="text">
      <style:text-properties officeooo:rsid="019e83b1"/>
    </style:style>
    <style:style style:name="T315" style:family="text">
      <style:text-properties officeooo:rsid="00a77540" fo:background-color="transparent" loext:char-shading-value="0"/>
    </style:style>
    <style:style style:name="T316" style:family="text">
      <style:text-properties officeooo:rsid="00abbf63" fo:background-color="transparent" loext:char-shading-value="0"/>
    </style:style>
    <style:style style:name="T317" style:family="text">
      <style:text-properties officeooo:rsid="00b16f52"/>
    </style:style>
    <style:style style:name="T318" style:family="text">
      <style:text-properties style:font-name="DejaVu Sans Mono" fo:font-size="11pt" officeooo:rsid="00240d27" style:font-size-asian="11pt" style:font-size-complex="11pt"/>
    </style:style>
    <style:style style:name="T319" style:family="text">
      <style:text-properties style:font-name="DejaVu Sans Mono" fo:font-size="11pt" officeooo:rsid="00ad40d8" style:font-size-asian="11pt" style:font-size-complex="11pt"/>
    </style:style>
    <style:style style:name="T320" style:family="text">
      <style:text-properties style:font-name="DejaVu Sans Mono" fo:font-size="11pt" officeooo:rsid="00aeb37e" style:font-size-asian="11pt" style:font-size-complex="11pt"/>
    </style:style>
    <style:style style:name="T321" style:family="text">
      <style:text-properties style:font-name="DejaVu Sans Mono" fo:font-size="11pt" officeooo:rsid="00af2134" style:font-size-asian="11pt" style:font-size-complex="11pt"/>
    </style:style>
    <style:style style:name="T322" style:family="text">
      <style:text-properties officeooo:rsid="00c9c20b"/>
    </style:style>
    <style:style style:name="T323" style:family="text">
      <style:text-properties officeooo:rsid="00c67a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Retro_6809 Design Document – 6 <text:span text:style-name="T251">July</text:span> 2<text:span text:style-name="T251">0</text:span>23</text:p>
      <text:p text:style-name="P24"/>
      <text:p text:style-name="P23">This project is to be an emulated 6809 processor based micro-computer to be developed around a pair of Raspberry PI PICO micro-controllers and a 64k QSPI static RAM chip <text:span text:style-name="T1">as an external video buffer. Other chips may be needed to implement USB for mouse, keyboard, and game controllers. Because the older retro style audio chips are no longer in production, FM audio synthesis will be emulated via one of the PICO cores. </text:span><text:span text:style-name="T2">Graphics will also be emulated using another core. </text:span><text:span text:style-name="T3">This is to be kind of a “What if?” 80’s style retro computer.</text:span></text:p>
      <text:p text:style-name="P23"/>
      <text:p text:style-name="P25">Two Raspberry PI PICO micro-controllers will be used. Each of which has two M0 cores, 260mb RAM, and 2gb flash storage. PICO one, codenamed “TONI”, will drive the 6809 emulation (and 64k mapped memory) and video emulation with its two cores. PICO two, codenamed “KIMI”, will drive both FM synthesis and sampled sound as well as the main event dispatch unit for input and output. <text:span text:style-name="T4">A single serial (QSPI) static RAM chip will act as a video buffer for the graphics </text:span><text:span text:style-name="T5">display modes </text:span><text:span text:style-name="T6">(or TONI’s graphics buffer)</text:span><text:span text:style-name="T5">.</text:span></text:p>
      <text:p text:style-name="P25"/>
      <text:p text:style-name="P26">Text modes will use a short block of internal memory (TONI) for its display buffer. Graphics modes will use the external serial RAM for its buffer. Simple sprite and tile graphics may be implemented in future versions.</text:p>
      <text:p text:style-name="P25"/>
      <text:p text:style-name="P25"><text:tab/><text:span text:style-name="T7">TONI:</text:span></text:p>
      <text:p text:style-name="P25"><text:tab/><text:tab/><text:span text:style-name="T9">Core One</text:span><text:span text:style-name="T12"> – 6809 emulation and 64k mapped memory.</text:span></text:p>
      <text:p text:style-name="P25"><text:tab/><text:tab/><text:tab/><text:span text:style-name="T13">This includes implementation of all of the “hardware”</text:span></text:p>
      <text:p text:style-name="P25"><text:tab/><text:tab/><text:tab/><text:span text:style-name="T13">registers within the 6809 addressable memory.</text:span></text:p>
      <text:p text:style-name="P25"/>
      <text:p text:style-name="P25"><text:tab/><text:tab/><text:span text:style-name="T10">Core Two</text:span><text:span text:style-name="T14"> – Video implementation. This core will render the</text:span></text:p>
      <text:p text:style-name="P25"><text:tab/><text:tab/><text:tab/><text:span text:style-name="T14">text display modes from a block of TONI’s memory, but </text:span></text:p>
      <text:p text:style-name="P25"><text:tab/><text:tab/><text:tab/><text:span text:style-name="T14">will also display the graphics modes that use the </text:span></text:p>
      <text:p text:style-name="P25"><text:tab/><text:tab/><text:tab/><text:span text:style-name="T14">external 64k static memory chip as a buffer. </text:span><text:span text:style-name="T15">Pixel based </text:span></text:p>
      <text:p text:style-name="P27"><text:tab/><text:tab/><text:tab/>display modes will always display behind the last selected </text:p>
      <text:p text:style-name="P25"><text:tab/><text:tab/><text:tab/><text:span text:style-name="T15">text modes. Text will be overlayed with alpha transparency. </text:span></text:p>
      <text:p text:style-name="P25"><text:tab/><text:tab/><text:tab/><text:span text:style-name="T15">S</text:span><text:span text:style-name="T16">prites and/or tiles may be implemented in the future using</text:span></text:p>
      <text:p text:style-name="P25"><text:tab/><text:tab/><text:tab/><text:span text:style-name="T16">the external ram chip </text:span><text:span text:style-name="T17">or TONI’s graphics buffer</text:span><text:span text:style-name="T16">. </text:span></text:p>
      <text:p text:style-name="P25"/>
      <text:p text:style-name="P25"><text:tab/><text:span text:style-name="T8">KIMI:</text:span></text:p>
      <text:p text:style-name="P25"><text:tab/><text:tab/><text:span text:style-name="T11">Core One</text:span><text:span text:style-name="T18"> – </text:span><text:span text:style-name="T19">Event dispatch. This core will handle the </text:span></text:p>
      <text:p text:style-name="P28"><text:tab/><text:tab/><text:tab/>dispatching of input/output events such as: Keyboard,</text:p>
      <text:p text:style-name="P25"><text:tab/><text:tab/><text:tab/><text:span text:style-name="T19">mouse, game-pads, serial ports, GPIO via two USB ports</text:span></text:p>
      <text:p text:style-name="P25"><text:tab/><text:tab/><text:tab/><text:span text:style-name="T19">and/or SPI, QSPI, </text:span><text:span text:style-name="T20">UART</text:span><text:span text:style-name="T19"> or parallel </text:span><text:span text:style-name="T21">pins </text:span><text:span text:style-name="T19">(GPIO).</text:span></text:p>
      <text:p text:style-name="P25"/>
      <text:p text:style-name="P25"><text:tab/><text:tab/><text:span text:style-name="T11">Core Two</text:span><text:span text:style-name="T18"> – </text:span><text:span text:style-name="T22">Audio. This core supports both emulated FM</text:span></text:p>
      <text:p text:style-name="P29"><text:tab/><text:tab/><text:tab/>synthesis as well as 8-bit DAC (digital to audio).</text:p>
      <text:p text:style-name="P26"/>
      <text:p text:style-name="P23"><text:tab/><text:span text:style-name="T64">64K </text:span><text:span text:style-name="T65">External Graphics Buffer</text:span><text:span text:style-name="T64"> RAM:</text:span></text:p>
      <text:p text:style-name="P23"><text:tab/><text:tab/><text:span text:style-name="T252">T</text:span><text:span text:style-name="T274">his will act as a place to store 256 Hardware Image Blocks <text:tab/><text:tab/><text:tab/>(HIBs). HIBs are simple 16x16 pixel 256 color image blocks that <text:tab/><text:tab/><text:tab/>can be used as tiles and/or sprites. </text:span></text:p>
      <text:p text:style-name="P75">Video Modes:</text:p>
      <text:p text:style-name="P30">There will be seven Tile graphics modes that can act as a background for the 15 text or pixel bitmap modes. While text or graphics can be layered in front of tiled modes, text and pixel bitmap modes share the same buffer and can therefore not be displayed simultaneously.</text:p>
      <text:p text:style-name="P74"/>
      <text:p text:style-name="P77"><text:span text:style-name="T263">Sprites and Tiles (</text:span><text:span text:style-name="T264">Hardware </text:span><text:span text:style-name="T263">Image Blocks)</text:span>:</text:p>
      <text:p text:style-name="P33">Hardware Image Blocks (HIBs) are simple 256-color 16x16 pixel images. They can be rendered either as tiles or sprites. There are loaded and cached within the 64k external memory buffer. There is room for 256 HIBs to be used as tiles and/or sprites. </text:p>
      <text:p text:style-name="P33"/>
      <text:p text:style-name="P80">Tiles are mapped from buffer from a block of CPU memory. If text/graphics are not used, the 5k text buffer may be used for a tile-map buffer. Sprites are to be rendered from a sprite lookup table placed within valid CPU accessible memory.</text:p>
      <text:p text:style-name="P34"/>
      <text:p text:style-name="P9"/>
      <text:p text:style-name="P10">Graphics <text:span text:style-name="T261">Mode </text:span>Control Registers:</text:p>
      <text:p text:style-name="P78"/>
      <text:p text:style-name="P31"><text:tab/><text:span text:style-name="T66">DSP_</text:span><text:span text:style-name="T69">G</text:span><text:span text:style-name="T66">MODE</text:span><text:span text:style-name="T253"> </text:span><text:span text:style-name="T192">(</text:span><text:span text:style-name="T193">byte </text:span><text:span text:style-name="T192">read/write)</text:span><text:span text:style-name="T253">: </text:span><text:span text:style-name="T275">xx</text:span><text:span text:style-name="T315">AAA</text:span><text:span text:style-name="T256">.</text:span><text:span text:style-name="T276">BBBB</text:span></text:p>
      <text:p text:style-name="P32"><text:tab/><text:tab/><text:span text:style-name="T257">x = </text:span><text:span text:style-name="T254">reserved bit</text:span></text:p>
      <text:p text:style-name="P32"><text:tab/><text:tab/><text:span text:style-name="T257">A =</text:span><text:span text:style-name="T255"> </text:span><text:span text:style-name="T277">Tile Graphics Modes</text:span></text:p>
      <text:p text:style-name="P32"><text:tab/><text:tab/><text:tab/><text:span text:style-name="T278">A:0 Disable Tile Graphics<text:tab/><text:tab/></text:span><text:span text:style-name="T279">A:4 Tile 512x160 (32x10)</text:span></text:p>
      <text:p text:style-name="P32"><text:tab/><text:tab/><text:tab/><text:span text:style-name="T278">A:1 Tile 512x320 (32x20)<text:tab/><text:tab/></text:span><text:span text:style-name="T279">A:5 Tile 256x320 (16x20)</text:span></text:p>
      <text:p text:style-name="P32"><text:tab/><text:tab/><text:tab/><text:span text:style-name="T278">A:2 Tile 256x160 (16x10)<text:tab/><text:tab/></text:span><text:span text:style-name="T279">A:6 Tile 256x80 <text:s text:c="2"/>(16x5)</text:span></text:p>
      <text:p text:style-name="P32"><text:tab/><text:tab/><text:tab/><text:span text:style-name="T278">A:3 Tile 128x80 <text:s text:c="3"/>(8x5)<text:tab/><text:tab/></text:span><text:span text:style-name="T279">A:7 Tile 128x160 <text:s/>(8x10)</text:span></text:p>
      <text:p text:style-name="P31"><text:tab/><text:tab/><text:span text:style-name="T317">B</text:span><text:span text:style-name="T257">B = </text:span><text:span text:style-name="T277">Text/Pixel Bitmap Modes</text:span></text:p>
      <text:p text:style-name="P83"><text:tab/><text:tab/><text:tab/><text:span text:style-name="T316">B:0 Disable Text/Pixel Gfx </text:span><text:span text:style-name="T299"><text:tab/>B:</text:span><text:span text:style-name="T302">8 <text:s/>Pixel 256x160 1-bpp</text:span></text:p>
      <text:p text:style-name="P91"><text:span text:style-name="T318"><text:tab/><text:tab/><text:tab/></text:span><text:span text:style-name="T319">B:1 Text 64x40 (512x320)<text:tab/><text:tab/></text:span><text:span text:style-name="T320">B:</text:span><text:span text:style-name="T321">9 <text:s/>Pixel 256x80 <text:s/>1-bpp</text:span></text:p>
      <text:p text:style-name="P83"><text:tab/><text:tab/><text:tab/><text:span text:style-name="T300">B:2 Text 64x20 (512x160)<text:tab/><text:tab/></text:span><text:span text:style-name="T301">B:</text:span><text:span text:style-name="T302">10 Pixel 256x80 <text:s/>2-bpp</text:span></text:p>
      <text:p text:style-name="P83"><text:tab/><text:tab/><text:tab/><text:span text:style-name="T300">B:3 Text 32x40 (256x320)<text:tab/><text:tab/></text:span><text:span text:style-name="T301">B:</text:span><text:span text:style-name="T302">11 Pixel 128x160 1-bpp</text:span></text:p>
      <text:p text:style-name="P83"><text:tab/><text:tab/><text:tab/><text:span text:style-name="T300">B:4 Text 32x20 (256x160)<text:tab/><text:tab/></text:span><text:span text:style-name="T301">B:</text:span><text:span text:style-name="T302">12 Pixel 128x160 2-bpp</text:span></text:p>
      <text:p text:style-name="P83"><text:tab/><text:tab/><text:tab/><text:span text:style-name="T300">B:5 Text 32x10 <text:s/>(256x80)<text:tab/><text:tab/></text:span><text:span text:style-name="T301">B:</text:span><text:span text:style-name="T302">13 Pixel 128x80 <text:s/>1-bpp</text:span></text:p>
      <text:p text:style-name="P83"><text:tab/><text:tab/><text:tab/><text:span text:style-name="T300">B:6 Text 16x20 (128x160)<text:tab/><text:tab/></text:span><text:span text:style-name="T301">B:</text:span><text:span text:style-name="T302">14 Pixel 128x80 <text:s/>2-bpp</text:span></text:p>
      <text:p text:style-name="P83"><text:tab/><text:tab/><text:tab/><text:span text:style-name="T300">B:7 Text 16x10 <text:s/>(128x80)<text:tab/><text:tab/></text:span><text:span text:style-name="T301">B:</text:span><text:span text:style-name="T302">15 Pixel 128x80 <text:s/>4-bpp</text:span><text:tab/></text:p>
      <text:p text:style-name="P83"/>
      <text:p text:style-name="P83"><text:tab/><text:span text:style-name="T75">DSP_FLAGS</text:span><text:span text:style-name="T308"> (</text:span><text:span text:style-name="T198">byte read/write</text:span><text:span text:style-name="T308">): </text:span><text:span text:style-name="T309">ABxx.x</text:span><text:span text:style-name="T322">CCC</text:span></text:p>
      <text:p text:style-name="P83"><text:tab/><text:tab/><text:span text:style-name="T308">A = 1:WINDOWED, </text:span><text:span text:style-name="T309">0:FULLSCREEN</text:span></text:p>
      <text:p text:style-name="P84"><text:tab/><text:tab/><text:span text:style-name="T309">B = 1:VSYNC, 0:</text:span><text:span text:style-name="T323">non-VSYNC</text:span><text:tab/></text:p>
      <text:p text:style-name="P84"><text:tab/><text:tab/><text:span text:style-name="T322">C = 0-7 display monitor to use</text:span><text:tab/></text:p>
      <text:p text:style-name="P31"/>
      <text:p text:style-name="P4"/>
      <text:p text:style-name="P4"/>
      <text:p text:style-name="P4"/>
      <text:p text:style-name="P4"/>
      <text:p text:style-name="P85"><text:soft-page-break/><text:tab/><text:span text:style-name="T67">DSP_PAL_INDEX </text:span><text:span text:style-name="T194">(read/write):</text:span><text:span text:style-name="T258"> AAAA.AAAA</text:span></text:p>
      <text:p text:style-name="P85"><text:tab/><text:tab/><text:span text:style-name="T259">A = Color palette access index. </text:span><text:span text:style-name="T307">Write to DSP_PAL_COLOR prior to <text:tab/><text:tab/><text:tab/><text:tab/>accessing the color data in DSP_PAL_COLOR.</text:span></text:p>
      <text:p text:style-name="P85"/>
      <text:p text:style-name="P85"><text:tab/><text:span text:style-name="T68">DSP_PAL_COLOR</text:span><text:span text:style-name="T260"> </text:span><text:span text:style-name="T195">(word read/write)</text:span><text:span text:style-name="T260">: RRGG.BBAA [DSP_PAL_INDEX]</text:span></text:p>
      <text:p text:style-name="P85"><text:tab/><text:tab/><text:span text:style-name="T260">R = 4-bits of red color data</text:span></text:p>
      <text:p text:style-name="P85"><text:tab/><text:tab/><text:span text:style-name="T260">G = 4-bits of green color data</text:span></text:p>
      <text:p text:style-name="P85"><text:tab/><text:tab/><text:span text:style-name="T260">B = 4-bits of blue color data</text:span></text:p>
      <text:p text:style-name="P86"><text:tab/><text:tab/><text:span text:style-name="T260">A = 4-bits of alpha transparency data</text:span></text:p>
      <text:p text:style-name="P6"/>
      <text:p text:style-name="P7"><text:span text:style-name="T27"><text:tab/></text:span><text:span text:style-name="T70">DSP_GLYPH_IDX (</text:span><text:span text:style-name="T208">Byte read/write</text:span><text:span text:style-name="T70">): </text:span><text:span text:style-name="T72">Text Glyph Index</text:span><text:span text:style-name="T73"><text:tab/></text:span><text:span text:style-name="T304"><text:tab/></text:span></text:p>
      <text:p text:style-name="P8"><text:tab/><text:tab/><text:span text:style-name="T303">Set this register to index a specific text glyph. Set this <text:tab/><text:tab/><text:tab/>value prior to updating glyph pixel data.</text:span></text:p>
      <text:p text:style-name="P8"/>
      <text:p text:style-name="P8"><text:tab/><text:span text:style-name="T71">DSP_GLYPH_DATA</text:span><text:span text:style-name="T305"> (</text:span><text:span text:style-name="T196">8-Bytes read/write</text:span><text:span text:style-name="T305">): </text:span><text:span text:style-name="T71">Text Glyph Pixel Data</text:span></text:p>
      <text:p text:style-name="P8"><text:tab/><text:tab/><text:span text:style-name="T305">Each 8x8 text glyph is composed of 8 bytes. The first byte in <text:tab/><text:tab/><text:tab/>this array represents the top line of 8 pixels. Each array entry <text:tab/><text:tab/>represents a row of 8 pixels.</text:span></text:p>
      <text:p text:style-name="P92"/>
      <text:p text:style-name="P8"><text:tab/><text:span text:style-name="T74">DSP_HIB_IDX</text:span><text:span text:style-name="T306"> (</text:span><text:span text:style-name="T197">Byte read/write</text:span><text:span text:style-name="T306">): </text:span><text:span text:style-name="T74">Hardware Image Block Index</text:span></text:p>
      <text:p text:style-name="P8"><text:span text:style-name="T74"><text:tab/><text:tab/></text:span><text:span text:style-name="T154">Index within the HIB array. Set this register to index a <text:tab/><text:tab/><text:tab/><text:tab/>specific HIB. Set this value prior to updating tile/sprite image <text:tab/><text:tab/>data.</text:span></text:p>
      <text:p text:style-name="P93"/>
      <text:p text:style-name="P8"><text:span text:style-name="T154"><text:tab/></text:span><text:span text:style-name="T76">DSP_HIB_DATA </text:span><text:span text:style-name="T155">(</text:span><text:span text:style-name="T202">256-Bytes read/write</text:span><text:span text:style-name="T155">): </text:span><text:span text:style-name="T76">HIB Image Data</text:span></text:p>
      <text:p text:style-name="P94"><text:tab/><text:tab/>Contains a 256-byte long block that describes a 16x16 pixel <text:tab/><text:tab/><text:tab/>(256-color) image as indexed by DSP_HIB_IDX.</text:p>
      <text:p text:style-name="P94"/>
      <text:p text:style-name="P8"><text:span text:style-name="T155"><text:tab/></text:span><text:span text:style-name="T77">DSP_TILE_</text:span><text:span text:style-name="T78">BUFFER</text:span><text:span text:style-name="T156"> (</text:span><text:span text:style-name="T206">Word read/write</text:span><text:span text:style-name="T156">): Start of the tile map buffer</text:span></text:p>
      <text:p text:style-name="P95"/>
      <text:p text:style-name="P8"><text:span text:style-name="T156"><text:tab/></text:span><text:span text:style-name="T79">DSP_TILE_</text:span><text:span text:style-name="T80">WIDTH</text:span><text:span text:style-name="T157"> (</text:span><text:span text:style-name="T205">Word read/write</text:span><text:span text:style-name="T157">): Width </text:span><text:span text:style-name="T159">(in tiles)</text:span><text:span text:style-name="T157"> of the tile-map</text:span></text:p>
      <text:p text:style-name="P96"/>
      <text:p text:style-name="P8"><text:span text:style-name="T157"><text:tab/></text:span><text:span text:style-name="T80">DSP_TILE_HEI</text:span><text:span text:style-name="T270">GHT</text:span><text:span text:style-name="T271"> (</text:span><text:span text:style-name="T273">Word read/write</text:span><text:span text:style-name="T271">): Height </text:span><text:span text:style-name="T272">(in tiles) </text:span><text:span text:style-name="T271">of the tile-map</text:span></text:p>
      <text:p text:style-name="P89"/>
      <text:p text:style-name="P57"><text:span text:style-name="T158"><text:tab/></text:span><text:span text:style-name="T81">DSP_TILE_OFFSET</text:span><text:span text:style-name="T160"> (</text:span><text:span text:style-name="T203">byte read/write</text:span><text:span text:style-name="T160">): AAAA.BBBB</text:span></text:p>
      <text:p text:style-name="P57"><text:span text:style-name="T160"><text:tab/><text:tab/>A = 0-16 negative horizontal pixel offset of the displayed tiles</text:span></text:p>
      <text:p text:style-name="P57"><text:span text:style-name="T160"><text:tab/><text:tab/>B = 0-16 negative vertical pixel offset of the displayed tiles</text:span></text:p>
      <text:p text:style-name="P87"/>
      <text:p text:style-name="P57"><text:span text:style-name="T160"><text:tab/></text:span><text:span text:style-name="T82">DSP_GFX_START</text:span><text:span text:style-name="T161"> (</text:span><text:span text:style-name="T207">Word read/write</text:span><text:span text:style-name="T161">): Start address of text/pixel graphics</text:span></text:p>
      <text:p text:style-name="P88"><text:tab/><text:tab/>Defaults to the start of the standard graphics buffer. Can be <text:tab/><text:tab/><text:tab/>changed so long as the display fits within the graphics buffer. <text:tab/><text:tab/><text:tab/>This address will be clamped to min and max values based on <text:tab/><text:tab/><text:tab/>display requirements.</text:p>
      <text:p text:style-name="P88"/>
      <text:p text:style-name="P57"><text:span text:style-name="T161"><text:tab/></text:span><text:span text:style-name="T82">DSP_GFX_END </text:span><text:span text:style-name="T161">(</text:span><text:span text:style-name="T207">Word read only</text:span><text:span text:style-name="T161">): Last address of text/pixel graphics</text:span></text:p>
      <text:p text:style-name="P57"><text:span text:style-name="T161"><text:tab/><text:tab/></text:span><text:span text:style-name="T162">The system will set this value based on the value set within <text:tab/><text:tab/><text:tab/>DSP_GFX_START plus the buffer size required for the current <text:tab/><text:tab/><text:tab/>display.</text:span></text:p>
      <text:p text:style-name="P11"><text:span text:style-name="T23">Emulation </text:span>Class Object <text:span text:style-name="T24">H</text:span><text:span text:style-name="T25">ie</text:span><text:span text:style-name="T24">ra</text:span><text:span text:style-name="T26">r</text:span><text:span text:style-name="T24">chy</text:span>:</text:p>
      <text:p text:style-name="P52"><text:span text:style-name="T27">Bus</text:span><text:tab/><text:tab/><text:tab/><text:tab/><text:tab/><text:span text:style-name="T83">the main loop contains all of the device objects</text:span></text:p>
      <text:p text:style-name="P52"><text:span text:style-name="T27">Device</text:span><text:tab/><text:tab/><text:tab/><text:tab/><text:span text:style-name="T83">the base/parent device object</text:span></text:p>
      <text:p text:style-name="P52"><text:tab/><text:span text:style-name="T28">CPU6809</text:span><text:span text:style-name="T84"><text:tab/><text:tab/><text:tab/>the 6809 emulation layer</text:span></text:p>
      <text:p text:style-name="P52"><text:tab/><text:span text:style-name="T27">Memory</text:span><text:tab/><text:tab/><text:tab/><text:span text:style-name="T85">th</text:span><text:span text:style-name="T86">e</text:span><text:span text:style-name="T85"> memory </text:span><text:span text:style-name="T87">container</text:span><text:span text:style-name="T85"> syste</text:span><text:span text:style-name="T87">m</text:span></text:p>
      <text:p text:style-name="P52"><text:tab/><text:tab/><text:span text:style-name="T29">MEM<text:tab/></text:span><text:span text:style-name="T87"><text:tab/><text:tab/>the parent memory node object</text:span></text:p>
      <text:p text:style-name="P52"><text:tab/><text:tab/><text:tab/><text:span text:style-name="T30">RAM<text:tab/><text:tab/></text:span><text:span text:style-name="T89">random access memory (read/write)</text:span></text:p>
      <text:p text:style-name="P52"><text:tab/><text:tab/><text:tab/><text:span text:style-name="T30">ROM<text:tab/><text:tab/></text:span><text:span text:style-name="T89">read only memory (read only)</text:span></text:p>
      <text:p text:style-name="P52"><text:tab/><text:tab/><text:tab/><text:span text:style-name="T30">REG<text:tab/><text:tab/></text:span><text:span text:style-name="T90">hardware register</text:span></text:p>
      <text:p text:style-name="P52"><text:tab/><text:span text:style-name="T27">Gfx</text:span><text:tab/><text:tab/><text:tab/><text:tab/><text:span text:style-name="T85">the graphics container</text:span></text:p>
      <text:p text:style-name="P79"><text:tab/><text:tab/><text:span text:style-name="T31">GfxMode<text:tab/><text:tab/></text:span><text:span text:style-name="T91">The graphics mode parent object</text:span></text:p>
      <text:p text:style-name="P79"><text:tab/><text:tab/><text:tab/><text:span text:style-name="T32">Gfx</text:span><text:span text:style-name="T27">Pixel</text:span><text:tab/><text:span text:style-name="T85">pixel graphics display modes</text:span></text:p>
      <text:p text:style-name="P79"><text:tab/><text:tab/><text:tab/><text:span text:style-name="T32">Gfx</text:span><text:span text:style-name="T27">Text</text:span><text:tab/><text:span text:style-name="T85">text glyph display modes</text:span></text:p>
      <text:p text:style-name="P79"><text:tab/><text:tab/><text:tab/><text:span text:style-name="T32">Gfx</text:span><text:span text:style-name="T33">Cursor</text:span><text:span text:style-name="T163"><text:tab/></text:span><text:span text:style-name="T85">mouse cursor </text:span><text:span text:style-name="T164">(possibly utilizes GfxSprite)</text:span></text:p>
      <text:p text:style-name="P79"><text:tab/><text:tab/><text:tab/><text:span text:style-name="T34">Gfx</text:span><text:span text:style-name="T33">Debug</text:span><text:span text:style-name="T163"><text:tab/></text:span><text:span text:style-name="T85">a basic debug monitor overlay</text:span></text:p>
      <text:p text:style-name="P79"><text:tab/><text:tab/><text:tab/><text:span text:style-name="T32">Gfx</text:span><text:span text:style-name="T27">Tile</text:span><text:tab/><text:span text:style-name="T85">the tile graphics modes</text:span></text:p>
      <text:p text:style-name="P79"><text:tab/><text:tab/><text:tab/><text:span text:style-name="T35">GfxSprite</text:span><text:span text:style-name="T165"><text:tab/></text:span><text:span text:style-name="T85">the sprite system</text:span></text:p>
      <text:p text:style-name="P52"><text:tab/><text:span text:style-name="T36">Keyboard</text:span><text:span text:style-name="T166"><text:tab/><text:tab/><text:tab/></text:span><text:span text:style-name="T167">basic keyboard operation</text:span></text:p>
      <text:p text:style-name="P52"><text:tab/><text:span text:style-name="T36">G</text:span><text:span text:style-name="T37">ame</text:span><text:span text:style-name="T38">P</text:span><text:span text:style-name="T36">ad</text:span><text:span text:style-name="T166"><text:tab/><text:tab/><text:tab/></text:span><text:span text:style-name="T167">gamepad and joystick implementation</text:span></text:p>
      <text:p text:style-name="P52"><text:tab/><text:span text:style-name="T36">Mouse</text:span><text:span text:style-name="T166"><text:tab/><text:tab/><text:tab/><text:tab/></text:span><text:span text:style-name="T167">mouse implementation</text:span></text:p>
      <text:p text:style-name="P52"><text:tab/><text:span text:style-name="T39">Audio</text:span><text:span text:style-name="T168"><text:tab/><text:tab/><text:tab/><text:tab/></text:span><text:span text:style-name="T167">the audio container</text:span></text:p>
      <text:p text:style-name="P52"><text:tab/><text:tab/><text:span text:style-name="T40">AudioMode</text:span><text:span text:style-name="T169"><text:tab/><text:tab/></text:span><text:span text:style-name="T91">The audio mode parent object</text:span></text:p>
      <text:p text:style-name="P52"><text:tab/><text:tab/><text:tab/><text:span text:style-name="T39">AudioDAC</text:span><text:span text:style-name="T168"><text:tab/></text:span><text:span text:style-name="T167">digital to analog audio device (WAV)</text:span></text:p>
      <text:p text:style-name="P52"><text:tab/><text:tab/><text:tab/><text:span text:style-name="T39">AudioFM</text:span><text:span text:style-name="T168"><text:tab/></text:span><text:span text:style-name="T167">frequency modulated audio emulation</text:span></text:p>
      <text:p text:style-name="P52"><text:tab/><text:span text:style-name="T41">GPIO</text:span><text:span text:style-name="T170"><text:tab/><text:tab/><text:tab/><text:tab/></text:span><text:span text:style-name="T171">general input/output pins (parallel)</text:span></text:p>
      <text:p text:style-name="P52"><text:tab/><text:span text:style-name="T42">UART</text:span><text:span text:style-name="T172"><text:tab/><text:tab/><text:tab/><text:tab/></text:span><text:span text:style-name="T173">for headless </text:span><text:span text:style-name="T174">use/</text:span><text:span text:style-name="T173">communication</text:span></text:p>
      <text:p text:style-name="P52"><text:tab/><text:span text:style-name="T43">Math</text:span><text:span text:style-name="T175"><text:tab/><text:tab/><text:tab/><text:tab/>implements random and floating point </text:span><text:span text:style-name="T176">functions</text:span></text:p>
      <text:p text:style-name="P52"><text:tab/><text:span text:style-name="T177">Timer</text:span><text:span text:style-name="T178">s</text:span><text:span text:style-name="T180"><text:tab/><text:tab/><text:tab/>implements various </text:span><text:span text:style-name="T262">hardware timers</text:span></text:p>
      <text:p text:style-name="P52"><text:tab/><text:span text:style-name="T44">FileIO</text:span><text:span text:style-name="T181"><text:tab/><text:tab/><text:tab/>the file input and output Operating System</text:span></text:p>
      <text:p text:style-name="P52"/>
      <text:p text:style-name="P66">Bus</text:p>
      <text:p text:style-name="P53"><text:tab/><text:span text:style-name="T182">The </text:span><text:span text:style-name="T184">Bus</text:span><text:span text:style-name="T182"> object </text:span><text:span text:style-name="T209">acts as a container to dispatch events to all of the</text:span></text:p>
      <text:p text:style-name="P53"><text:span text:style-name="T209"><text:tab/>attached devices. After it </text:span><text:span text:style-name="T182">starts the </text:span><text:span text:style-name="T184">CPU6809</text:span><text:span text:style-name="T182"> and Audio threads, </text:span><text:span text:style-name="T209">it</text:span></text:p>
      <text:p text:style-name="P53"><text:span text:style-name="T209"><text:tab/>the main application loop </text:span><text:span text:style-name="T210">and is responsible for proper device</text:span></text:p>
      <text:p text:style-name="P54"><text:tab/>shutdown as it exits.</text:p>
      <text:p text:style-name="P52"><text:tab/><text:tab/></text:p>
      <text:p text:style-name="P67">Device::</text:p>
      <text:p text:style-name="P55"><text:tab/>Within the emulation, the <text:span text:style-name="T183">Bus</text:span> object acts as the main device</text:p>
      <text:p text:style-name="P55"><text:tab/>container, the main loop, and the main event dispatcher. <text:span text:style-name="T211">Every device</text:span></text:p>
      <text:p text:style-name="P55"><text:span text:style-name="T211"><text:tab/>should inherit from the </text:span><text:span text:style-name="T185">Device</text:span><text:span text:style-name="T211"> object. The Device object should have</text:span></text:p>
      <text:p text:style-name="P56"><text:tab/>the following virtual members:</text:p>
      <text:p text:style-name="P55"><text:tab/><text:tab/><text:span text:style-name="T45">OnAttach()</text:span><text:span text:style-name="T212"><text:tab/><text:tab/><text:tab/>called on creation to add to memory map</text:span></text:p>
      <text:p text:style-name="P55"><text:tab/><text:tab/><text:span text:style-name="T46">OnInit()</text:span><text:span text:style-name="T213"><text:tab/><text:tab/><text:tab/></text:span><text:span text:style-name="T214">calls once after all devices are added</text:span></text:p>
      <text:p text:style-name="P55"><text:tab/><text:tab/><text:span text:style-name="T46">OnQuit()</text:span><text:span text:style-name="T213"><text:tab/><text:tab/><text:tab/></text:span><text:span text:style-name="T215">called when Gfx is closed</text:span></text:p>
      <text:p text:style-name="P55"><text:tab/><text:tab/><text:span text:style-name="T46">On</text:span><text:span text:style-name="T47">Activate</text:span><text:span text:style-name="T46">()</text:span><text:span text:style-name="T213"><text:tab/><text:tab/></text:span><text:span text:style-name="T216">called when opening a new graphics mode</text:span></text:p>
      <text:p text:style-name="P55"><text:tab/><text:tab/><text:span text:style-name="T46">On</text:span><text:span text:style-name="T47">Deactivate</text:span><text:span text:style-name="T46">()</text:span><text:span text:style-name="T213"><text:tab/><text:tab/></text:span><text:span text:style-name="T216">called to close current graphics mode</text:span></text:p>
      <text:p text:style-name="P55"><text:tab/><text:tab/><text:span text:style-name="T48">OnEvent(event)</text:span><text:span text:style-name="T217"><text:tab/><text:tab/></text:span><text:span text:style-name="T216">called when an event was received</text:span></text:p>
      <text:p text:style-name="P55"><text:tab/><text:tab/><text:span text:style-name="T48">OnUpdate(elapsedTime)</text:span><text:span text:style-name="T217"><text:tab/></text:span><text:span text:style-name="T216">called every<text:tab/></text:span></text:p>
      <text:p text:style-name="P55"><text:tab/><text:tab/><text:span text:style-name="T49">OnRender()</text:span><text:span text:style-name="T218"><text:tab/><text:tab/><text:tab/></text:span><text:span text:style-name="T219">called every frame for rendering images</text:span></text:p>
      <text:p text:style-name="P55"/>
      <text:p text:style-name="P65"/>
      <text:p text:style-name="P64">Device::CPU6809</text:p>
      <text:p text:style-name="P50"><text:tab/><text:span text:style-name="T220">While the 6809 micro-processor will be initially implemented, it <text:tab/>will be possible to implement the Hitachi 6309 in the future by <text:tab/>adding those instructions to the </text:span><text:span text:style-name="T186">CPU6809</text:span><text:span text:style-name="T220"> object. </text:span><text:span text:style-name="T221">In addition to the</text:span></text:p>
      <text:p text:style-name="P51"><text:tab/>inherited member functions, this object should include:</text:p>
      <text:p text:style-name="P50"><text:tab/><text:tab/><text:span text:style-name="T50">OnClock()<text:tab/></text:span><text:span text:style-name="T221"><text:tab/></text:span><text:span text:style-name="T222">called every clock pulse in its own thread</text:span></text:p>
      <text:p text:style-name="P50"><text:tab/><text:tab/><text:span text:style-name="T51">OnReset()</text:span><text:span text:style-name="T223"><text:tab/><text:tab/></text:span><text:span text:style-name="T224">initiates a reset</text:span></text:p>
      <text:p text:style-name="P50"><text:tab/><text:tab/><text:span text:style-name="T51">OnIRQ()</text:span><text:span text:style-name="T223"><text:tab/><text:tab/></text:span><text:span text:style-name="T224">requests a standard interrupt</text:span></text:p>
      <text:p text:style-name="P50"><text:tab/><text:tab/><text:span text:style-name="T51">OnNMI()</text:span><text:span text:style-name="T223"><text:tab/><text:tab/></text:span><text:span text:style-name="T224">requests a non-maskable interrupt</text:span></text:p>
      <text:p text:style-name="P50"><text:tab/><text:tab/><text:span text:style-name="T51">OnFIRQ()</text:span><text:span text:style-name="T223"><text:tab/><text:tab/></text:span><text:span text:style-name="T224">requests a fast interrupt </text:span><text:span text:style-name="T225">(video blanking)</text:span></text:p>
      <text:p text:style-name="P97"/>
      <text:p text:style-name="P100">Device::Memory<text:tab/>// <text:span text:style-name="T226">This is a work in progress</text:span></text:p>
      <text:p text:style-name="P98"><text:tab/>This object handles th<text:span text:style-name="T227">e memory map and the hardware registers. </text:span><text:span text:style-name="T228">It <text:tab/>acts as a Memory Node container. </text:span><text:span text:style-name="T229">In addition to the inherited <text:tab/>members, it should include:</text:span></text:p>
      <text:p text:style-name="P98"><text:tab/><text:tab/><text:span text:style-name="T52">Attach</text:span><text:span text:style-name="T53">Device</text:span><text:span text:style-name="T54">(</text:span><text:span text:style-name="T55">device, data</text:span><text:span text:style-name="T54">)</text:span><text:span text:style-name="T230"><text:tab/>appends </text:span><text:span text:style-name="T231">device </text:span><text:span text:style-name="T230">hardware register</text:span><text:span text:style-name="T231">s</text:span></text:p>
      <text:p text:style-name="P98"><text:tab/><text:tab/><text:span text:style-name="T56">ReadByte(</text:span><text:span text:style-name="T57">addr, flag</text:span><text:span text:style-name="T56">)</text:span><text:span text:style-name="T232"><text:tab/><text:tab/></text:span><text:span text:style-name="T233">reads a byte from the memory map</text:span></text:p>
      <text:p text:style-name="P98"><text:span text:style-name="T232"><text:tab/><text:tab/></text:span><text:span text:style-name="T56">WriteByte(</text:span><text:span text:style-name="T57">addr, byte</text:span><text:span text:style-name="T56">)<text:tab/></text:span><text:span text:style-name="T232"><text:tab/></text:span><text:span text:style-name="T233">writes a byte to the memory map</text:span></text:p>
      <text:p text:style-name="P98"><text:span text:style-name="T232"><text:tab/><text:tab/></text:span><text:span text:style-name="T56">ReadWord(</text:span><text:span text:style-name="T57">addr, flag</text:span><text:span text:style-name="T56">)</text:span><text:span text:style-name="T232"><text:tab/><text:tab/></text:span><text:span text:style-name="T233">reads a word from the memory map</text:span></text:p>
      <text:p text:style-name="P98"><text:span text:style-name="T232"><text:tab/><text:tab/></text:span><text:span text:style-name="T56">WriteWord(</text:span><text:span text:style-name="T57">addr, word</text:span><text:span text:style-name="T56">)</text:span><text:span text:style-name="T232"><text:tab/><text:tab/></text:span><text:span text:style-name="T233">writes a word to the memory map</text:span></text:p>
      <text:p text:style-name="P99"><text:span text:style-name="T30"><text:tab/>MEM::</text:span><text:span text:style-name="T87"><text:tab/><text:tab/>the parent memory node object</text:span></text:p>
      <text:p text:style-name="P99"><text:span text:style-name="T58"><text:tab/>MEM::</text:span><text:span text:style-name="T30">RAM<text:tab/></text:span><text:span text:style-name="T89">random access memory (read/write)</text:span></text:p>
      <text:p text:style-name="P99"><text:span text:style-name="T58"><text:tab/>MEM::</text:span><text:tab/><text:span text:style-name="T30">ROM<text:tab/></text:span><text:span text:style-name="T89">read only memory (read only)</text:span></text:p>
      <text:p text:style-name="P99"><text:span text:style-name="T58"><text:tab/>MEM::</text:span><text:span text:style-name="T27"><text:tab/></text:span><text:span text:style-name="T30">REG<text:tab/></text:span><text:span text:style-name="T90">hardware register</text:span></text:p>
      <text:p text:style-name="P99"/>
      <text:p text:style-name="P2"/>
      <text:p text:style-name="P12"><text:span text:style-name="T59">Device::</text:span><text:span text:style-name="T27">Gfx</text:span> </text:p>
      <text:p text:style-name="P12"><text:tab/>This object is a container for all of the graphics mode object<text:span text:style-name="T234">s. It</text:span></text:p>
      <text:p text:style-name="P12"><text:tab/><text:span text:style-name="T234">receives events from the bus and dispatches them to the </text:span><text:span text:style-name="T187">GfxMode</text:span></text:p>
      <text:p text:style-name="P13"><text:tab/>objects. </text:p>
      <text:p text:style-name="P14"/>
      <text:p text:style-name="P20">GfxMode::</text:p>
      <text:p text:style-name="P15"><text:tab/><text:span text:style-name="T235">Defines the parent Graphics Mode object. </text:span><text:span text:style-name="T236">It implements the following</text:span></text:p>
      <text:p text:style-name="P16"><text:tab/>virtual functions:</text:p>
      <text:p text:style-name="P17"><text:tab/><text:tab/><text:span text:style-name="T45">OnAttach()</text:span><text:span text:style-name="T212"><text:tab/><text:tab/><text:tab/>called on creation to add to memory map</text:span></text:p>
      <text:p text:style-name="P17"><text:tab/><text:tab/><text:span text:style-name="T46">OnInit()</text:span><text:span text:style-name="T213"><text:tab/><text:tab/><text:tab/></text:span><text:span text:style-name="T214">calls once after all devices are added</text:span></text:p>
      <text:p text:style-name="P17"><text:tab/><text:tab/><text:span text:style-name="T46">OnQuit()</text:span><text:span text:style-name="T213"><text:tab/><text:tab/><text:tab/></text:span><text:span text:style-name="T215">called when Gfx is closed</text:span></text:p>
      <text:p text:style-name="P17"><text:tab/><text:tab/><text:span text:style-name="T46">On</text:span><text:span text:style-name="T47">Activate</text:span><text:span text:style-name="T46">()</text:span><text:span text:style-name="T213"><text:tab/><text:tab/></text:span><text:span text:style-name="T216">called when opening a new graphics mode</text:span></text:p>
      <text:p text:style-name="P17"><text:tab/><text:tab/><text:span text:style-name="T46">On</text:span><text:span text:style-name="T47">Deactivate</text:span><text:span text:style-name="T46">()</text:span><text:span text:style-name="T213"><text:tab/><text:tab/></text:span><text:span text:style-name="T216">called to close current graphics mode</text:span></text:p>
      <text:p text:style-name="P17"><text:tab/><text:tab/><text:span text:style-name="T48">OnEvent(event)</text:span><text:span text:style-name="T217"><text:tab/><text:tab/></text:span><text:span text:style-name="T216">called when an event was received</text:span></text:p>
      <text:p text:style-name="P17"><text:tab/><text:tab/><text:span text:style-name="T48">OnUpdate(elapsedTime)</text:span><text:span text:style-name="T217"><text:tab/></text:span><text:span text:style-name="T216">called every frame counting elapsed time</text:span></text:p>
      <text:p text:style-name="P17"><text:tab/><text:tab/><text:span text:style-name="T49">OnRender()</text:span><text:span text:style-name="T218"><text:tab/><text:tab/><text:tab/></text:span><text:span text:style-name="T219">called every frame for rendering images</text:span></text:p>
      <text:p text:style-name="P15"/>
      <text:p text:style-name="P18"><text:span text:style-name="T60">GfxMode::</text:span><text:span text:style-name="T32">Gfx</text:span><text:span text:style-name="T60">Pixel</text:span></text:p>
      <text:p text:style-name="P21"><text:tab/><text:span text:style-name="T237">Implements the pixel graphics modes.</text:span></text:p>
      <text:p text:style-name="P15"/>
      <text:p text:style-name="P18"><text:span text:style-name="T60">GfxMode::</text:span><text:span text:style-name="T32">Gfx</text:span><text:span text:style-name="T60">Text</text:span></text:p>
      <text:p text:style-name="P21"><text:tab/><text:span text:style-name="T237">Implements the text glyph modes.</text:span></text:p>
      <text:p text:style-name="P68"/>
      <text:p text:style-name="P49"><text:span text:style-name="T60">GfxMode::</text:span><text:span text:style-name="T32">Gfx</text:span><text:span text:style-name="T33">Cursor</text:span></text:p>
      <text:p text:style-name="P68"><text:tab/><text:span text:style-name="T237">Implements the system cursor. This should also add registers to</text:span></text:p>
      <text:p text:style-name="P49"><text:span text:style-name="T92"><text:tab/>customize said cursor. </text:span><text:span text:style-name="T93">Simply displays a cursor icon at the position <text:tab/>described </text:span><text:span text:style-name="T94">with</text:span><text:span text:style-name="T93">in the </text:span><text:span text:style-name="T199">Device::Mouse</text:span><text:span text:style-name="T93"> hardware registers.</text:span></text:p>
      <text:p text:style-name="P48"><text:span text:style-name="T60">GfxMode::</text:span><text:span text:style-name="T34">Gfx</text:span><text:span text:style-name="T33">Debug</text:span></text:p>
      <text:p text:style-name="P68"><text:tab/><text:span text:style-name="T237">This mode is a simple debug monitor overlay. It should include hex</text:span></text:p>
      <text:p text:style-name="P73"><text:tab/>dumps from multiple addresses that can be modified. It should display</text:p>
      <text:p text:style-name="P73"><text:tab/>and allow for editing of the registers. It should display a</text:p>
      <text:p text:style-name="P73"><text:tab/>disassembly of code in memory. Simple assembly functions could also</text:p>
      <text:p text:style-name="P73"><text:tab/>be implemented. RESET, IRQ, FIRQ, and NMI buttons should also be</text:p>
      <text:p text:style-name="P73"><text:tab/>present.</text:p>
      <text:p text:style-name="P68"/>
      <text:p text:style-name="P18"><text:span text:style-name="T60">GfxMode::</text:span><text:span text:style-name="T32">Gfx</text:span><text:span text:style-name="T60">Tile</text:span></text:p>
      <text:p text:style-name="P21"><text:tab/><text:span text:style-name="T238">This will initially be in a skeleton form. Eventually this class</text:span></text:p>
      <text:p text:style-name="P22"><text:tab/>should implement the tile graphics modes.</text:p>
      <text:p text:style-name="P21"/>
      <text:p text:style-name="P18"><text:span text:style-name="T60">GfxMode::</text:span><text:span text:style-name="T35">GfxSprite</text:span></text:p>
      <text:p text:style-name="P21"><text:tab/><text:span text:style-name="T238">This will initially be in a skeleton form. Eventually this class </text:span></text:p>
      <text:p text:style-name="P21"><text:tab/><text:span text:style-name="T238">should implement the tile graphics modes.</text:span></text:p>
      <text:p text:style-name="P68"/>
      <text:p text:style-name="P59">Device::Keyboard</text:p>
      <text:p text:style-name="P69"><text:tab/><text:span text:style-name="T239">This object dispatches Keyboard events to the Bus for event</text:span></text:p>
      <text:p text:style-name="P69"><text:span text:style-name="T239"><text:tab/>distribution. </text:span><text:span text:style-name="T240">Updates its attached hardware registers.</text:span></text:p>
      <text:p text:style-name="P69"/>
      <text:p text:style-name="P59">Device::GamePad</text:p>
      <text:p text:style-name="P69"><text:tab/><text:span text:style-name="T241">This device object dispatches events from attached gamepads and/or <text:tab/>joysticks to the Bus for event distribution. </text:span><text:span text:style-name="T240">Updates its own attached <text:tab/>hardware registers.</text:span></text:p>
      <text:p text:style-name="P69"/>
      <text:p text:style-name="P59">Device::Mouse</text:p>
      <text:p text:style-name="P69"><text:tab/><text:span text:style-name="T242">Implements mouse </text:span><text:span text:style-name="T243">function within its own attached hardware registers. </text:span></text:p>
      <text:p text:style-name="P69"><text:tab/><text:span text:style-name="T244">Dispatches mouse events via the </text:span><text:span text:style-name="T188">Bus</text:span><text:span text:style-name="T179"> Object</text:span><text:span text:style-name="T244">.</text:span></text:p>
      <text:p text:style-name="P69"/>
      <text:p text:style-name="P59">Device::Audio</text:p>
      <text:p text:style-name="P69"><text:tab/><text:span text:style-name="T245">Acts as a container for attached </text:span><text:span text:style-name="T189">AudioMode</text:span><text:span text:style-name="T245"> objects.</text:span></text:p>
      <text:p text:style-name="P69"/>
      <text:p text:style-name="P59">AudioMode::</text:p>
      <text:p text:style-name="P68"><text:tab/><text:span text:style-name="T246">The parent </text:span><text:span text:style-name="T190">AudioMode</text:span><text:span text:style-name="T246"> object. </text:span></text:p>
      <text:p text:style-name="P68"/>
      <text:p text:style-name="P60">AudioMode::AudioDAC</text:p>
      <text:p text:style-name="P70"><text:tab/><text:span text:style-name="T246">This audio mode object handles two 8-bit digital to analog audio <text:tab/>ports. It should implement simple write to left/right DAC function <text:tab/>directly via hardware register ports. It should also handle clearing,</text:span></text:p>
      <text:p text:style-name="P70"><text:tab/><text:span text:style-name="T246">loading, volume, starting and stopping of WAV files. </text:span></text:p>
      <text:p text:style-name="P70"/>
      <text:p text:style-name="P60">AudioMode::AudioFM</text:p>
      <text:p text:style-name="P70"><text:tab/><text:span text:style-name="T246">This should implement one of the more popular 80’s era FM syntesis</text:span></text:p>
      <text:p text:style-name="P71"><text:tab/>chips. It would be cool to emulate the Commodore 64’s SID chip. Check</text:p>
      <text:p text:style-name="P70"><text:tab/><text:span text:style-name="T246">it </text:span><text:span text:style-name="T247">out</text:span><text:span text:style-name="T246">.</text:span></text:p>
      <text:p text:style-name="P70"/>
      <text:p text:style-name="P61">Device::GPIO</text:p>
      <text:p text:style-name="P72"><text:tab/><text:span text:style-name="T248">Read and/or Write to/from pins. This should dispatch events to the <text:tab/></text:span><text:span text:style-name="T191">Bus</text:span><text:span text:style-name="T248">.</text:span></text:p>
      <text:p text:style-name="P72"/>
      <text:p text:style-name="P61">Device::UART</text:p>
      <text:p text:style-name="P45"><text:span text:style-name="T88"><text:tab/></text:span><text:span text:style-name="T95">This should implement </text:span><text:span text:style-name="T96">headless</text:span><text:span text:style-name="T95"> USB/Serial communications to/from <text:tab/>another RETRO_6809 computer or </text:span><text:span text:style-name="T97">a </text:span><text:span text:style-name="T95">host Linux/Windows machine.</text:span></text:p>
      <text:p text:style-name="P62"><text:soft-page-break/>Device::Math</text:p>
      <text:p text:style-name="P46"><text:span text:style-name="T88"><text:tab/></text:span><text:span text:style-name="T98">Includes various 16 and 32 bit floating point operations with <text:tab/>corresponding float to integer conversions. Should implement all of <text:tab/>the most useful half and double precision floating point operations. <text:tab/>Also included in this object should include 16 bit random on read and <text:tab/></text:span><text:span text:style-name="T99">the ability to set the random seed on write</text:span><text:span text:style-name="T98">. </text:span></text:p>
      <text:p text:style-name="P46"/>
      <text:p text:style-name="P62">Device::Timers</text:p>
      <text:p text:style-name="P46"><text:span text:style-name="T88"><text:tab/></text:span><text:span text:style-name="T100">This should implement registers to read the date, and a 32-bit <text:tab/>“milliseconds since start” counter.</text:span></text:p>
      <text:p text:style-name="P46"><text:span text:style-name="T100"><text:tab/><text:tab/></text:span><text:span text:style-name="T61">TIMER_DAY</text:span><text:span text:style-name="T101"> <text:tab/><text:tab/>(byte) day of the month (1-31)</text:span></text:p>
      <text:p text:style-name="P46"><text:span text:style-name="T101"><text:tab/><text:tab/></text:span><text:span text:style-name="T61">TIMER_MONTH</text:span><text:span text:style-name="T101"> <text:tab/>(byte) month (1-12)</text:span></text:p>
      <text:p text:style-name="P46"><text:span text:style-name="T101"><text:tab/><text:tab/></text:span><text:span text:style-name="T62">TIMER_YEAR</text:span><text:span text:style-name="T102"> <text:tab/>(word) year (0-65535)</text:span></text:p>
      <text:p text:style-name="P46"><text:span text:style-name="T102"><text:tab/><text:tab/></text:span><text:span text:style-name="T63">TIMER_MS</text:span><text:span text:style-name="T103"> <text:tab/><text:tab/>(dword) number of milliseconds since start</text:span></text:p>
      <text:p text:style-name="P46"/>
      <text:p text:style-name="P63"><text:span text:style-name="T249">D</text:span>evice::FileIO</text:p>
      <text:p text:style-name="P47"><text:span text:style-name="T88"><text:tab/></text:span><text:span text:style-name="T104">This should cover all of the functionality a basic file operating <text:tab/>system should include. Things like, not not limited to, “dir”, “cd”, </text:span></text:p>
      <text:p text:style-name="P47"><text:span text:style-name="T104"><text:tab/>“load”, “exec”, etc… should all be </text:span><text:span text:style-name="T105">covered.</text:span></text:p>
      <text:p text:style-name="P47"/>
      <text:p text:style-name="P19"/>
      <text:p text:style-name="P19"/>
      <text:p text:style-name="P3"/>
      <text:p text:style-name="P3"/>
      <text:p text:style-name="P3"/>
      <text:p text:style-name="P3"/>
      <text:p text:style-name="P11"><text:span text:style-name="T314">Basic</text:span> Memory Map:</text:p>
      <text:p text:style-name="P35"/>
      <text:p text:style-name="P35"><text:span text:style-name="T88">$00</text:span><text:span text:style-name="T106">0</text:span><text:span text:style-name="T107">0-$00FF<text:tab/></text:span><text:span text:style-name="T108">(</text:span><text:span text:style-name="T109">256 </text:span><text:span text:style-name="T108">bytes)</text:span><text:span text:style-name="T109"><text:tab/></text:span><text:span text:style-name="T110">Z</text:span><text:span text:style-name="T111">ero </text:span><text:span text:style-name="T110">P</text:span><text:span text:style-name="T111">age: </text:span><text:span text:style-name="T107">system vectors and variables</text:span></text:p>
      <text:p text:style-name="P35"><text:span text:style-name="T88">$0</text:span><text:span text:style-name="T112">1</text:span><text:span text:style-name="T88">00-$0</text:span><text:span text:style-name="T113">1</text:span><text:span text:style-name="T114">FF</text:span><text:span text:style-name="T88"><text:tab/></text:span><text:span text:style-name="T115">(</text:span><text:span text:style-name="T113">256 </text:span><text:span text:style-name="T115">bytes)</text:span><text:span text:style-name="T116"> <text:tab/></text:span><text:span text:style-name="T113">User Page: low </text:span><text:span text:style-name="T117">memory user space/stack</text:span></text:p>
      <text:p text:style-name="P36"><text:span text:style-name="T88">$0</text:span><text:span text:style-name="T117">2</text:span><text:span text:style-name="T88">00-$03</text:span><text:span text:style-name="T114">FF</text:span><text:span text:style-name="T88"><text:tab/></text:span><text:span text:style-name="T115">(</text:span><text:span text:style-name="T117">512</text:span><text:span text:style-name="T118"> </text:span><text:span text:style-name="T115">bytes)</text:span><text:span text:style-name="T118"><text:tab/></text:span><text:span text:style-name="T117">system stack</text:span></text:p>
      <text:p text:style-name="P35"><text:span text:style-name="T88">$0400-$1</text:span><text:span text:style-name="T119">7</text:span><text:span text:style-name="T114">FF</text:span><text:span text:style-name="T88"><text:tab/></text:span><text:span text:style-name="T115">(</text:span><text:span text:style-name="T88">5</text:span><text:span text:style-name="T120">K </text:span><text:span text:style-name="T115">bytes)</text:span><text:span text:style-name="T88"> <text:tab/>text display buffer</text:span></text:p>
      <text:p text:style-name="P37"><text:span text:style-name="T88">$1800-$18FF<text:tab/></text:span><text:span text:style-name="T115">(</text:span><text:span text:style-name="T88">256 </text:span><text:span text:style-name="T115">bytes)</text:span><text:span text:style-name="T88"><text:tab/>input/output buffer</text:span></text:p>
      <text:p text:style-name="P38"><text:span text:style-name="T88">$1</text:span><text:span text:style-name="T121">9</text:span><text:span text:style-name="T88">00-$1FFF<text:tab/></text:span><text:span text:style-name="T115">(</text:span><text:span text:style-name="T122">1.75</text:span><text:span text:style-name="T88">K </text:span><text:span text:style-name="T115">bytes)<text:tab/></text:span><text:span text:style-name="T123">system hardware registers</text:span></text:p>
      <text:p text:style-name="P39"><text:span text:style-name="T88">$</text:span><text:span text:style-name="T124">2000</text:span><text:span text:style-name="T88">-$</text:span><text:span text:style-name="T125">C</text:span><text:span text:style-name="T88">FFF<text:tab/></text:span><text:span text:style-name="T115">(</text:span><text:span text:style-name="T126">4</text:span><text:span text:style-name="T127">4</text:span><text:span text:style-name="T128">K </text:span><text:span text:style-name="T115">bytes)</text:span><text:span text:style-name="T129"> <text:tab/></text:span><text:span text:style-name="T130">u</text:span><text:span text:style-name="T88">ser RAM space</text:span></text:p>
      <text:p text:style-name="P40"><text:span text:style-name="T88">$</text:span><text:span text:style-name="T131">D</text:span><text:span text:style-name="T88">000-$</text:span><text:span text:style-name="T132">E</text:span><text:span text:style-name="T88">FFF<text:tab/></text:span><text:span text:style-name="T133">(</text:span><text:span text:style-name="T132">8</text:span><text:span text:style-name="T88">K </text:span><text:span text:style-name="T133">bytes)</text:span><text:span text:style-name="T88"> <text:tab/></text:span><text:span text:style-name="T134">* </text:span><text:span text:style-name="T135">paged </text:span><text:span text:style-name="T88">memor</text:span><text:span text:style-name="T136">y</text:span></text:p>
      <text:p text:style-name="P41"><text:span text:style-name="T88">$</text:span><text:span text:style-name="T137">F</text:span><text:span text:style-name="T88">000-$FFEF<text:tab/></text:span><text:span text:style-name="T138">(</text:span><text:span text:style-name="T139">4</text:span><text:span text:style-name="T140">k </text:span><text:span text:style-name="T138">bytes)</text:span><text:span text:style-name="T140"> <text:tab/>System </text:span><text:span text:style-name="T141">KERNEL</text:span><text:span text:style-name="T140"> ROM</text:span></text:p>
      <text:p text:style-name="P42"><text:span text:style-name="T88">$FFF0-$FFFF<text:tab/></text:span><text:span text:style-name="T138">(</text:span><text:span text:style-name="T109">10 </text:span><text:span text:style-name="T138">bytes</text:span><text:span text:style-name="T142">)</text:span><text:span text:style-name="T109"> <text:tab/></text:span><text:span text:style-name="T88">system hardware vectors</text:span></text:p>
      <text:p text:style-name="P42"/>
      <text:p text:style-name="P58"><text:span text:style-name="T250">Paged Memory </text:span>Notes:</text:p>
      <text:p text:style-name="P43"><text:span text:style-name="T88"><text:tab/></text:span><text:span text:style-name="T143">bank 0: is simply 8K of </text:span><text:span text:style-name="T144">fast </text:span><text:span text:style-name="T143">RAM usable by the system </text:span><text:span text:style-name="T145">(default)</text:span></text:p>
      <text:p text:style-name="P43"><text:span text:style-name="T143"><text:tab/></text:span><text:span text:style-name="T144">bank 1: contains the directory structure for persistent memory</text:span></text:p>
      <text:p text:style-name="P43"><text:span text:style-name="T144"><text:tab/></text:span><text:span text:style-name="T146">banks 2-255: contains 8K pages of persistent memory from 1MB of flash</text:span></text:p>
      <text:p text:style-name="P43"/>
      <text:p text:style-name="P43"><text:span text:style-name="T88"><text:tab/></text:span><text:span text:style-name="T147">Bank 0 is always just a 8K bank of fast memory that is usable by the <text:tab/>system for extra RAM </text:span><text:span text:style-name="T148">for a total of 52K</text:span><text:span text:style-name="T147">. It can be switched out to <text:tab/>any of the 253 banks <text:tab/>of persistent memory (from TONI’s flash). Bank 1 <text:tab/>acts as an allocation<text:tab/>table accessed by ID. </text:span><text:span text:style-name="T149">That ID is assigned via <text:tab/>the <text:tab/>Kernel. A program can request access to a page of persistent <text:tab/>memory via an assigned ID but it should release that ID when it’s <text:tab/>done using it. This should work similar to </text:span><text:span text:style-name="T200">new</text:span><text:span text:style-name="T149"> or </text:span><text:span text:style-name="T200">malloc</text:span><text:span text:style-name="T149"> but <text:tab/>requesting a full 8K page at a time. </text:span><text:span text:style-name="T150">After use it should be </text:span><text:span text:style-name="T201">deleted</text:span><text:span text:style-name="T150"> <text:tab/>or </text:span><text:span text:style-name="T201">freed</text:span><text:span text:style-name="T150">.</text:span><text:span text:style-name="T149"> </text:span></text:p>
      <text:p text:style-name="P43"/>
      <text:p text:style-name="P43"><text:span text:style-name="T149"><text:tab/></text:span><text:span text:style-name="T151">A low level read/write to the memory bank access register can bypass </text:span></text:p>
      <text:p text:style-name="P43"><text:span text:style-name="T151"><text:tab/>the allocation function of the KERNEL for direct access. In this case <text:tab/>bank 1 would then be accessible by the program until the KERNEL is <text:tab/>used to once again access the TOC in bank 1 </text:span><text:span text:style-name="T152">for allocation/</text:span><text:span text:style-name="T153">releasing</text:span><text:span text:style-name="T151">.</text:span></text:p>
      <text:p text:style-name="P35"/>
      <text:p text:style-name="P44"/>
      <text:p text:style-name="P5"><text:line-break/></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10:50:18.768350245</meta:creation-date>
    <meta:generator>LibreOffice/7.5.4.2$Linux_X86_64 LibreOffice_project/50$Build-2</meta:generator>
    <dc:date>2023-07-18T15:08:21.052886103</dc:date>
    <meta:editing-duration>PT7H51M50S</meta:editing-duration>
    <meta:editing-cycles>234</meta:editing-cycles>
    <meta:print-date>2023-07-18T14:58:45.862686813</meta:print-date>
    <meta:document-statistic meta:table-count="0" meta:image-count="0" meta:object-count="0" meta:page-count="8" meta:paragraph-count="231" meta:word-count="2217" meta:character-count="14399" meta:non-whitespace-character-count="11883"/>
  </office:meta>
</office:document-meta>
</file>